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co5" style:family="table-column">
      <style:table-column-properties fo:break-before="auto" style:column-width="2.267cm"/>
    </style:style>
    <style:style style:name="co14" style:family="table-column">
      <style:table-column-properties fo:break-before="auto" style:column-width="0.665cm"/>
    </style:style>
    <style:style style:name="co15" style:family="table-column">
      <style:table-column-properties fo:break-before="auto" style:column-width="5.854cm"/>
    </style:style>
    <style:style style:name="co16" style:family="table-column">
      <style:table-column-properties fo:break-before="auto" style:column-width="6.47cm"/>
    </style:style>
    <style:style style:name="co17" style:family="table-column">
      <style:table-column-properties fo:break-before="auto" style:column-width="1.164cm"/>
    </style:style>
    <style:style style:name="co18" style:family="table-column">
      <style:table-column-properties fo:break-before="auto" style:column-width="0.55cm"/>
    </style:style>
    <style:style style:name="ro6"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1.027cm" fo:break-before="auto" style:use-optimal-row-height="false"/>
    </style:style>
    <style:style style:name="ro5" style:family="table-row">
      <style:table-row-properties style:row-height="0.499cm" fo:break-before="auto" style:use-optimal-row-height="false"/>
    </style:style>
    <style:style style:name="ro7" style:family="table-row">
      <style:table-row-properties style:row-height="0.453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4">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style:style style:name="ce9"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10" style:family="table-cell" style:parent-style-name="Default">
      <style:table-cell-properties fo:border="none"/>
      <style:text-properties fo:font-size="11pt" fo:font-weight="bold" style:font-size-asian="11pt" style:font-weight-asian="bold" style:font-size-complex="11pt" style:font-weight-complex="bold"/>
    </style:style>
    <style:style style:name="ce11"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12"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13" style:family="table-cell" style:parent-style-name="Default">
      <style:text-properties style:font-name="Arial" fo:font-size="10pt" style:font-size-asian="10pt" style:font-size-complex="10pt"/>
    </style:style>
    <style:style style:name="ce14"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15" style:family="table-cell" style:parent-style-name="Default">
      <style:table-cell-properties fo:background-color="transparent"/>
    </style:style>
    <style:style style:name="ce16"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17"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8"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9"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20"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21"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none" fo:border-left="none" fo:border-right="none" fo:border-top="0.002cm solid #000000"/>
    </style:style>
    <style:style style:name="ce29"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30" style:family="table-cell" style:parent-style-name="Default">
      <style:table-cell-properties fo:border-bottom="none" fo:background-color="transparent" fo:border-left="none" fo:border-right="0.002cm solid #000000" fo:border-top="none"/>
    </style:style>
    <style:style style:name="ce31"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2"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33"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34"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35"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36"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3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8"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9"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41"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42"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4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44"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none"/>
    </style:style>
    <style:style style:name="ce47"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8"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9"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50"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51"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53"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54"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55"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6"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7"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8" style:family="table-cell" style:parent-style-name="Default">
      <style:table-cell-properties fo:border-bottom="0.002cm solid #000000" fo:border-left="none" fo:border-right="none" fo:border-top="none"/>
    </style:style>
    <style:style style:name="ce59"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62" style:family="table-cell" style:parent-style-name="Default">
      <style:table-cell-properties fo:border-bottom="none" fo:border-left="0.002cm solid #000000" fo:border-right="0.002cm solid #000000" fo:border-top="none"/>
    </style:style>
    <style:style style:name="ce63" style:family="table-cell" style:parent-style-name="Default">
      <style:table-cell-properties fo:border-bottom="0.002cm solid #000000" fo:border-left="0.002cm solid #000000" fo:border-right="0.002cm solid #000000" fo:border-top="none"/>
    </style:style>
    <style:style style:name="ce64"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66"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67"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8" style:family="table-cell" style:parent-style-name="Default">
      <style:table-cell-properties fo:border-bottom="none" fo:border-left="none" fo:border-right="0.002cm solid #000000" fo:border-top="0.002cm solid #000000"/>
    </style:style>
    <style:style style:name="ce69" style:family="table-cell" style:parent-style-name="Default">
      <style:table-cell-properties fo:border-bottom="0.002cm solid #000000" fo:border-left="none" fo:border-right="0.002cm solid #000000" fo:border-top="none"/>
    </style:style>
    <style:style style:name="ce70" style:family="table-cell" style:parent-style-name="Default" style:data-style-name="N127">
      <style:table-cell-properties style:text-align-source="fix" style:repeat-content="false" fo:border="none"/>
      <style:paragraph-properties fo:text-align="center" fo:margin-left="0cm"/>
    </style:style>
    <style:style style:name="ce71"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2" style:family="table-cell" style:parent-style-name="Default" style:data-style-name="N125">
      <style:table-cell-properties style:text-align-source="fix" style:repeat-content="false" fo:border="none"/>
      <style:paragraph-properties fo:text-align="center" fo:margin-left="0cm"/>
    </style:style>
    <style:style style:name="ce7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74"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5"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8"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order-bottom="none" fo:border-left="0.002cm solid #000000" fo:border-right="none" fo:border-top="none"/>
    </style:style>
    <style:style style:name="ce80" style:family="table-cell" style:parent-style-name="Default">
      <style:table-cell-properties fo:border-bottom="0.002cm solid #000000" fo:border-left="0.002cm solid #000000" fo:border-right="none" fo:border-top="none"/>
    </style:style>
    <style:style style:name="ce81"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82"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83"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84"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85" style:family="table-cell" style:parent-style-name="Default">
      <style:table-cell-properties fo:border-bottom="none" fo:border-left="none" fo:border-right="0.002cm solid #000000" fo:border-top="none"/>
    </style:style>
    <style:style style:name="ce86"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87"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8" style:family="table-cell" style:parent-style-name="SegBG">
      <style:table-cell-properties fo:border-bottom="none" fo:border-left="0.002cm solid #000000" fo:border-right="0.002cm solid #000000" fo:border-top="none"/>
    </style:style>
    <style:style style:name="ce89" style:family="table-cell" style:parent-style-name="SegBG">
      <style:table-cell-properties fo:border-bottom="none" fo:border-left="0.002cm solid #000000" fo:border-right="none" fo:border-top="none"/>
    </style:style>
    <style:style style:name="ce90"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91" style:family="table-cell" style:parent-style-name="SegBG">
      <style:table-cell-properties fo:border-bottom="0.002cm solid #000000" fo:border-left="0.002cm solid #000000" fo:border-right="0.002cm solid #000000" fo:border-top="none"/>
    </style:style>
    <style:style style:name="ce92" style:family="table-cell" style:parent-style-name="Default">
      <style:text-properties fo:font-size="11pt" fo:font-weight="bold" style:font-size-asian="11pt" style:font-weight-asian="bold" style:font-size-complex="11pt" style:font-weight-complex="bold"/>
    </style:style>
    <style:style style:name="ce93"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94"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95"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96"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97"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8"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9" style:family="table-cell" style:parent-style-name="Default">
      <style:table-cell-properties fo:border-bottom="none" fo:border-left="none" fo:border-right="none" fo:border-top="0.002cm solid #000000" style:vertical-align="middle"/>
    </style:style>
    <style:style style:name="ce100" style:family="table-cell" style:parent-style-name="Default">
      <style:table-cell-properties style:vertical-align="middle"/>
    </style:style>
    <style:style style:name="ce101"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102"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103"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104"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7"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8"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9" style:family="table-cell" style:parent-style-name="Default">
      <style:table-cell-properties fo:border-bottom="none" fo:border-left="none" fo:border-right="0.002cm solid #000000" fo:border-top="0.002cm solid #000000" style:vertical-align="middle"/>
    </style:style>
    <style:style style:name="ce110" style:family="table-cell" style:parent-style-name="Default">
      <style:table-cell-properties fo:border-bottom="none" fo:border-left="none" fo:border-right="0.002cm solid #000000" fo:border-top="none" style:vertical-align="middle"/>
    </style:style>
    <style:style style:name="ce111" style:family="table-cell" style:parent-style-name="SegBG">
      <style:table-cell-properties fo:border-bottom="none" fo:border-left="none" fo:border-right="0.002cm solid #000000" fo:border-top="none"/>
    </style:style>
    <style:style style:name="ce112"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3"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4"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15"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16"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7"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8" style:family="table-cell" style:parent-style-name="Default">
      <style:table-cell-properties fo:border-bottom="none" fo:background-color="transparent" fo:border-left="0.002cm solid #000000" fo:border-right="none" fo:border-top="none"/>
    </style:style>
    <style:style style:name="ce119"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0"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1"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2"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3"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24"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5"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6"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7"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8"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9"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31"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32"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33"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34"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36"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37"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8"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9"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40"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41"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42"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43"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44"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46" style:family="table-cell" style:parent-style-name="Default">
      <style:table-cell-properties fo:border="none"/>
      <style:text-properties style:font-name="Arial" fo:font-size="10pt" style:font-size-asian="10pt" style:font-size-complex="10pt"/>
    </style:style>
    <style:style style:name="ce147"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8"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58"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59"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60"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61"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62"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63" style:family="table-cell" style:parent-style-name="Default">
      <style:table-cell-properties fo:border="none" style:vertical-align="middle"/>
    </style:style>
    <style:style style:name="ce164" style:family="table-cell" style:parent-style-name="Default">
      <style:table-cell-properties fo:border="0.002cm solid #000000"/>
    </style:style>
    <style:style style:name="ce165"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number-columns-repeated="4" table:default-cell-style-name="Default"/>
        <table:table-row table:style-name="ro3">
          <table:table-cell table:number-columns-repeated="2"/>
          <table:table-cell table:style-name="ce10" table:number-columns-repeated="5"/>
        </table:table-row>
        <table:table-row table:style-name="ro3">
          <table:table-cell/>
          <table:table-cell table:style-name="ce9" office:value-type="string">
            <text:p>sheet</text:p>
          </table:table-cell>
          <table:table-cell table:style-name="ce9" office:value-type="string">
            <text:p>title</text:p>
          </table:table-cell>
          <table:table-cell table:style-name="ce11" office:value-type="string" table:number-columns-spanned="2" table:number-rows-spanned="1">
            <text:p>transistors</text:p>
          </table:table-cell>
          <table:covered-table-cell table:style-name="ce11"/>
          <table:table-cell table:style-name="ce11" office:value-type="string" table:number-columns-spanned="2" table:number-rows-spanned="1">
            <text:p>gates</text:p>
          </table:table-cell>
          <table:covered-table-cell table:style-name="ce11"/>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18" table:default-cell-style-name="ce13"/>
        <table:table-column table:style-name="co18" table:number-columns-repeated="13"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4" table:default-cell-style-name="Default"/>
        <table:table-row table:style-name="ro4">
          <table:table-cell table:style-name="ce12"/>
          <table:table-cell table:style-name="ce12" office:value-type="string" table:number-columns-spanned="63" table:number-rows-spanned="1">
            <text:p>4 bit to 7-segment, digits 0-F (upper c)</text:p>
          </table:table-cell>
          <table:covered-table-cell table:style-name="ce38"/>
          <table:covered-table-cell table:number-columns-repeated="11" table:style-name="ce23"/>
          <table:covered-table-cell table:number-columns-repeated="50"/>
          <table:table-cell table:number-columns-repeated="960"/>
        </table:table-row>
        <table:table-row table:style-name="ro5">
          <table:table-cell/>
          <table:table-cell table:style-name="ce22" office:value-type="string" table:number-columns-spanned="13" table:number-rows-spanned="2">
            <text:p>Truth table</text:p>
          </table:table-cell>
          <table:covered-table-cell table:style-name="ce38"/>
          <table:covered-table-cell table:number-columns-repeated="11"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5">
          <table:table-cell/>
          <table:covered-table-cell table:number-columns-repeated="13"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Q3]+1" office:value-type="float" office:value="1" table:number-columns-spanned="6" table:number-rows-spanned="1">
            <text:p>1</text:p>
          </table:table-cell>
          <table:covered-table-cell table:number-columns-repeated="4" table:style-name="ce99"/>
          <table:covered-table-cell table:style-name="ce109"/>
          <table:table-cell table:style-name="ce87" table:formula="of:=[.W3]+1" office:value-type="float" office:value="2" table:number-columns-spanned="6" table:number-rows-spanned="1">
            <text:p>2</text:p>
          </table:table-cell>
          <table:covered-table-cell table:number-columns-repeated="4" table:style-name="ce99"/>
          <table:covered-table-cell table:style-name="ce109"/>
          <table:table-cell table:style-name="ce87" table:formula="of:=[.AC3]+1" office:value-type="float" office:value="3" table:number-columns-spanned="6" table:number-rows-spanned="1">
            <text:p>3</text:p>
          </table:table-cell>
          <table:covered-table-cell table:number-columns-repeated="4" table:style-name="ce99"/>
          <table:covered-table-cell table:style-name="ce109"/>
          <table:table-cell table:style-name="ce87" table:formula="of:=[.AI3]+1" office:value-type="float" office:value="4" table:number-columns-spanned="6" table:number-rows-spanned="1">
            <text:p>4</text:p>
          </table:table-cell>
          <table:covered-table-cell table:number-columns-repeated="4" table:style-name="ce99"/>
          <table:covered-table-cell table:style-name="ce109"/>
          <table:table-cell table:style-name="ce87" table:formula="of:=[.AO3]+1" office:value-type="float" office:value="5" table:number-columns-spanned="6" table:number-rows-spanned="1">
            <text:p>5</text:p>
          </table:table-cell>
          <table:covered-table-cell table:number-columns-repeated="4" table:style-name="ce99"/>
          <table:covered-table-cell table:style-name="ce109"/>
          <table:table-cell table:style-name="ce87" table:formula="of:=[.AU3]+1" office:value-type="float" office:value="6" table:number-columns-spanned="6" table:number-rows-spanned="1">
            <text:p>6</text:p>
          </table:table-cell>
          <table:covered-table-cell table:number-columns-repeated="4" table:style-name="ce99"/>
          <table:covered-table-cell table:style-name="ce109"/>
          <table:table-cell table:style-name="ce87" table:formula="of:=[.BA3]+1" office:value-type="float" office:value="7" table:number-columns-spanned="6" table:number-rows-spanned="1">
            <text:p>7</text:p>
          </table:table-cell>
          <table:covered-table-cell table:number-columns-repeated="4" table:style-name="ce99"/>
          <table:covered-table-cell table:style-name="ce109"/>
          <table:table-cell table:number-columns-repeated="960"/>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8" table:number-rows-spanned="1">
            <text:p>Outputs</text:p>
          </table:table-cell>
          <table:covered-table-cell table:number-columns-repeated="6" table:style-name="ce47"/>
          <table:covered-table-cell table:style-name="ce50"/>
          <table:table-cell table:style-name="ce81"/>
          <table:table-cell table:style-name="ce13"/>
          <table:table-cell table:style-name="ce88" table:formula="of:=MATCH([.Q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W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C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I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O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U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BA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G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78" office:value-type="string" table:number-columns-spanned="1" table:number-rows-spanned="2">
            <text:p>P</text:p>
          </table:table-cell>
          <table:table-cell table:style-name="ce81"/>
          <table:table-cell table:style-name="ce13"/>
          <table:table-cell table:style-name="ce89"/>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number-columns-repeated="2" table:style-name="ce76"/>
          <table:table-cell table:style-name="ce81"/>
          <table:table-cell table:style-name="ce13"/>
          <table:table-cell table:style-name="ce89"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number-columns-repeated="2"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5" table:style-name="ce39" office:value-type="float" office:value="0">
            <text:p>0</text:p>
          </table:table-cell>
          <table:table-cell table:style-name="ce81"/>
          <table:table-cell table:style-name="ce13"/>
          <table:table-cell table:style-name="ce89"/>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1"/>
          <table:table-cell table:style-name="ce13"/>
          <table:table-cell table:style-name="ce87" table:formula="of:=[.BG3]+1" office:value-type="float" office:value="8" table:number-columns-spanned="6" table:number-rows-spanned="1">
            <text:p>8</text:p>
          </table:table-cell>
          <table:covered-table-cell table:number-columns-repeated="4" table:style-name="ce99"/>
          <table:covered-table-cell table:style-name="ce109"/>
          <table:table-cell table:style-name="ce87" table:formula="of:=[.Q13]+1" office:value-type="float" office:value="9" table:number-columns-spanned="6" table:number-rows-spanned="1">
            <text:p>9</text:p>
          </table:table-cell>
          <table:covered-table-cell table:number-columns-repeated="4" table:style-name="ce99"/>
          <table:covered-table-cell table:style-name="ce109"/>
          <table:table-cell table:style-name="ce87" table:formula="of:=[.W13]+1" office:value-type="float" office:value="10" table:number-columns-spanned="6" table:number-rows-spanned="1">
            <text:p>10</text:p>
          </table:table-cell>
          <table:covered-table-cell table:number-columns-repeated="4" table:style-name="ce99"/>
          <table:covered-table-cell table:style-name="ce109"/>
          <table:table-cell table:style-name="ce87" table:formula="of:=[.AC13]+1" office:value-type="float" office:value="11" table:number-columns-spanned="6" table:number-rows-spanned="1">
            <text:p>11</text:p>
          </table:table-cell>
          <table:covered-table-cell table:number-columns-repeated="4" table:style-name="ce99"/>
          <table:covered-table-cell table:style-name="ce109"/>
          <table:table-cell table:style-name="ce87" table:formula="of:=[.AI13]+1" office:value-type="float" office:value="12" table:number-columns-spanned="6" table:number-rows-spanned="1">
            <text:p>12</text:p>
          </table:table-cell>
          <table:covered-table-cell table:number-columns-repeated="4" table:style-name="ce99"/>
          <table:covered-table-cell table:style-name="ce109"/>
          <table:table-cell table:style-name="ce87" table:formula="of:=[.AO13]+1" office:value-type="float" office:value="13" table:number-columns-spanned="6" table:number-rows-spanned="1">
            <text:p>13</text:p>
          </table:table-cell>
          <table:covered-table-cell table:number-columns-repeated="4" table:style-name="ce99"/>
          <table:covered-table-cell table:style-name="ce109"/>
          <table:table-cell table:style-name="ce87" table:formula="of:=[.AU13]+1" office:value-type="float" office:value="14" table:number-columns-spanned="6" table:number-rows-spanned="1">
            <text:p>14</text:p>
          </table:table-cell>
          <table:covered-table-cell table:number-columns-repeated="4" table:style-name="ce99"/>
          <table:covered-table-cell table:style-name="ce109"/>
          <table:table-cell table:style-name="ce87" table:formula="of:=[.BA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4"/>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39" office:value-type="float" office:value="1">
            <text:p>1</text:p>
          </table:table-cell>
          <table:table-cell table:style-name="ce82"/>
          <table:table-cell table:style-name="ce13"/>
          <table:table-cell table:style-name="ce88" table:formula="of:=MATCH([.Q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W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C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I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O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U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BA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G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61"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61" office:value-type="float" office:value="1">
            <text:p>1</text:p>
          </table:table-cell>
          <table:table-cell table:style-name="ce77" office:value-type="float" office:value="0">
            <text:p>0</text:p>
          </table:table-cell>
          <table:table-cell table:style-name="ce39" office:value-type="float" office:value="0">
            <text:p>0</text:p>
          </table:table-cell>
          <table:table-cell table:style-name="ce82"/>
          <table:table-cell table:style-name="ce13"/>
          <table:table-cell table:style-name="ce89"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style-name="Default"/>
          <table:table-cell table:style-name="ce28" table:number-columns-repeated="13"/>
          <table:table-cell table:style-name="Default"/>
          <table:table-cell table:style-name="ce13"/>
          <table:table-cell table:number-columns-repeated="914"/>
          <table:table-cell table:style-name="Default" table:number-columns-repeated="60"/>
          <table:table-cell table:number-columns-repeated="34"/>
        </table:table-row>
        <table:table-row table:style-name="ro5">
          <table:table-cell table:style-name="Default" table:number-columns-repeated="15"/>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0"/>
        </table:table-row>
        <table:table-row table:style-name="ro5">
          <table:table-cell table:style-name="ce14" table:number-columns-spanned="2" table:number-rows-spanned="2"/>
          <table:covered-table-cell table:style-name="ce29" table:formula="of:=MATCH([.A25];[.$G$5:.$N$5])+5" office:value-type="float" office:value="0">
            <text:p>#NV</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62"/>
          <table:table-cell table:style-name="ce14" office:value-type="string" table:number-columns-spanned="2" table:number-rows-spanned="2">
            <text:p>P</text:p>
          </table:table-cell>
          <table:covered-table-cell table:style-name="ce29" table:formula="of:=MATCH([.H25];[.$G$5:.$N$5])+5" office:value-type="float" office:value="13">
            <text:p>13</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79"/>
          <table:table-cell table:style-name="Default"/>
          <table:table-cell table:style-name="ce83"/>
          <table:table-cell table:style-name="ce14" office:value-type="string" table:number-columns-spanned="2" table:number-rows-spanned="2">
            <text:p>a</text:p>
          </table:table-cell>
          <table:covered-table-cell table:style-name="ce29" table:formula="of:=MATCH([.Q25];[.$G$5:.$N$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X25];[.$G$5:.$N$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E25];[.$G$5:.$N$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L25];[.$G$5:.$N$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S25];[.$G$5:.$N$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Z25];[.$G$5:.$N$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G25];[.$G$5:.$N$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59"/>
        </table:table-row>
        <table:table-row table:style-name="ro5">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62"/>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79"/>
          <table:table-cell table:style-name="Default"/>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59"/>
        </table:table-row>
        <table:table-row table:style-name="ro5">
          <table:table-cell table:style-name="ce16" office:value-type="string" table:number-columns-spanned="2" table:number-rows-spanned="1">
            <text:p>DC</text:p>
          </table:table-cell>
          <table:covered-table-cell table:style-name="ce30"/>
          <table:table-cell table:style-name="ce42" table:formula="of:=HLOOKUP(MID([.C25];1;1);[.$C$5:.$F$6];2;0)*MID([.C26];1;1) + HLOOKUP(MID([.C25];2;1);[.$C$5:.$F$6];2;0)*MID([.C26];2;1)" office:value-type="float" office:value="0">
            <text:p>0</text:p>
          </table:table-cell>
          <table:table-cell table:style-name="ce42" table:formula="of:=HLOOKUP(MID([.C25];1;1);[.$C$5:.$F$6];2;0)*MID([.D26];1;1) + HLOOKUP(MID([.C25];2;1);[.$C$5:.$F$6];2;0)*MID([.D26];2;1)" office:value-type="float" office:value="1">
            <text:p>1</text:p>
          </table:table-cell>
          <table:table-cell table:style-name="ce42" table:formula="of:=HLOOKUP(MID([.C25];1;1);[.$C$5:.$F$6];2;0)*MID([.E26];1;1) + HLOOKUP(MID([.C25];2;1);[.$C$5:.$F$6];2;0)*MID([.E26];2;1)" office:value-type="float" office:value="3">
            <text:p>3</text:p>
          </table:table-cell>
          <table:table-cell table:style-name="ce42" table:formula="of:=HLOOKUP(MID([.C25];1;1);[.$C$5:.$F$6];2;0)*MID([.F26];1;1) + HLOOKUP(MID([.C25];2;1);[.$C$5:.$F$6];2;0)*MID([.F26];2;1)" office:value-type="float" office:value="2">
            <text:p>2</text:p>
          </table:table-cell>
          <table:table-cell table:style-name="ce62"/>
          <table:table-cell table:style-name="ce16" office:value-type="string" table:number-columns-spanned="2" table:number-rows-spanned="1">
            <text:p>DC</text:p>
          </table:table-cell>
          <table:covered-table-cell table:style-name="ce30"/>
          <table:table-cell table:style-name="ce42" table:formula="of:=HLOOKUP(MID([.J25];1;1);[.$C$5:.$F$6];2;0)*MID([.J26];1;1) + HLOOKUP(MID([.J25];2;1);[.$C$5:.$F$6];2;0)*MID([.J26];2;1)" office:value-type="float" office:value="0">
            <text:p>0</text:p>
          </table:table-cell>
          <table:table-cell table:style-name="ce42" table:formula="of:=HLOOKUP(MID([.J25];1;1);[.$C$5:.$F$6];2;0)*MID([.K26];1;1) + HLOOKUP(MID([.J25];2;1);[.$C$5:.$F$6];2;0)*MID([.K26];2;1)" office:value-type="float" office:value="1">
            <text:p>1</text:p>
          </table:table-cell>
          <table:table-cell table:style-name="ce42" table:formula="of:=HLOOKUP(MID([.J25];1;1);[.$C$5:.$F$6];2;0)*MID([.L26];1;1) + HLOOKUP(MID([.J25];2;1);[.$C$5:.$F$6];2;0)*MID([.L26];2;1)" office:value-type="float" office:value="3">
            <text:p>3</text:p>
          </table:table-cell>
          <table:table-cell table:style-name="ce42" table:formula="of:=HLOOKUP(MID([.J25];1;1);[.$C$5:.$F$6];2;0)*MID([.M26];1;1) + HLOOKUP(MID([.J25];2;1);[.$C$5:.$F$6];2;0)*MID([.M26];2;1)" office:value-type="float" office:value="2">
            <text:p>2</text:p>
          </table:table-cell>
          <table:table-cell table:style-name="ce79"/>
          <table:table-cell table:style-name="Default"/>
          <table:table-cell table:style-name="ce83"/>
          <table:table-cell table:style-name="ce16" office:value-type="string" table:number-columns-spanned="2" table:number-rows-spanned="1">
            <text:p>DC</text:p>
          </table:table-cell>
          <table:covered-table-cell table:style-name="ce30"/>
          <table:table-cell table:style-name="ce42" table:formula="of:=HLOOKUP(MID([.S25];1;1);[.$C$5:.$F$6];2;0)*MID([.S26];1;1) + HLOOKUP(MID([.S25];2;1);[.$C$5:.$F$6];2;0)*MID([.S26];2;1)" office:value-type="float" office:value="0">
            <text:p>0</text:p>
          </table:table-cell>
          <table:table-cell table:style-name="ce42" table:formula="of:=HLOOKUP(MID([.S25];1;1);[.$C$5:.$F$6];2;0)*MID([.T26];1;1) + HLOOKUP(MID([.S25];2;1);[.$C$5:.$F$6];2;0)*MID([.T26];2;1)" office:value-type="float" office:value="1">
            <text:p>1</text:p>
          </table:table-cell>
          <table:table-cell table:style-name="ce42" table:formula="of:=HLOOKUP(MID([.S25];1;1);[.$C$5:.$F$6];2;0)*MID([.U26];1;1) + HLOOKUP(MID([.S25];2;1);[.$C$5:.$F$6];2;0)*MID([.U26];2;1)" office:value-type="float" office:value="3">
            <text:p>3</text:p>
          </table:table-cell>
          <table:table-cell table:style-name="ce42" table:formula="of:=HLOOKUP(MID([.S25];1;1);[.$C$5:.$F$6];2;0)*MID([.V26];1;1) + HLOOKUP(MID([.S25];2;1);[.$C$5:.$F$6];2;0)*MID([.V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Z25];1;1);[.$C$5:.$F$6];2;0)*MID([.Z26];1;1) + HLOOKUP(MID([.Z25];2;1);[.$C$5:.$F$6];2;0)*MID([.Z26];2;1)" office:value-type="float" office:value="0">
            <text:p>0</text:p>
          </table:table-cell>
          <table:table-cell table:style-name="ce42" table:formula="of:=HLOOKUP(MID([.Z25];1;1);[.$C$5:.$F$6];2;0)*MID([.AA26];1;1) + HLOOKUP(MID([.Z25];2;1);[.$C$5:.$F$6];2;0)*MID([.AA26];2;1)" office:value-type="float" office:value="1">
            <text:p>1</text:p>
          </table:table-cell>
          <table:table-cell table:style-name="ce42" table:formula="of:=HLOOKUP(MID([.Z25];1;1);[.$C$5:.$F$6];2;0)*MID([.AB26];1;1) + HLOOKUP(MID([.Z25];2;1);[.$C$5:.$F$6];2;0)*MID([.AB26];2;1)" office:value-type="float" office:value="3">
            <text:p>3</text:p>
          </table:table-cell>
          <table:table-cell table:style-name="ce127" table:formula="of:=HLOOKUP(MID([.Z25];1;1);[.$C$5:.$F$6];2;0)*MID([.AC26];1;1) + HLOOKUP(MID([.Z25];2;1);[.$C$5:.$F$6];2;0)*MID([.AC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G25];1;1);[.$C$5:.$F$6];2;0)*MID([.AG26];1;1) + HLOOKUP(MID([.AG25];2;1);[.$C$5:.$F$6];2;0)*MID([.AG26];2;1)" office:value-type="float" office:value="0">
            <text:p>0</text:p>
          </table:table-cell>
          <table:table-cell table:style-name="ce42" table:formula="of:=HLOOKUP(MID([.AG25];1;1);[.$C$5:.$F$6];2;0)*MID([.AH26];1;1) + HLOOKUP(MID([.AG25];2;1);[.$C$5:.$F$6];2;0)*MID([.AH26];2;1)" office:value-type="float" office:value="1">
            <text:p>1</text:p>
          </table:table-cell>
          <table:table-cell table:style-name="ce42" table:formula="of:=HLOOKUP(MID([.AG25];1;1);[.$C$5:.$F$6];2;0)*MID([.AI26];1;1) + HLOOKUP(MID([.AG25];2;1);[.$C$5:.$F$6];2;0)*MID([.AI26];2;1)" office:value-type="float" office:value="3">
            <text:p>3</text:p>
          </table:table-cell>
          <table:table-cell table:style-name="ce42" table:formula="of:=HLOOKUP(MID([.AG25];1;1);[.$C$5:.$F$6];2;0)*MID([.AJ26];1;1) + HLOOKUP(MID([.AG25];2;1);[.$C$5:.$F$6];2;0)*MID([.AJ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N25];1;1);[.$C$5:.$F$6];2;0)*MID([.AN26];1;1) + HLOOKUP(MID([.AN25];2;1);[.$C$5:.$F$6];2;0)*MID([.AN26];2;1)" office:value-type="float" office:value="0">
            <text:p>0</text:p>
          </table:table-cell>
          <table:table-cell table:style-name="ce42" table:formula="of:=HLOOKUP(MID([.AN25];1;1);[.$C$5:.$F$6];2;0)*MID([.AO26];1;1) + HLOOKUP(MID([.AN25];2;1);[.$C$5:.$F$6];2;0)*MID([.AO26];2;1)" office:value-type="float" office:value="1">
            <text:p>1</text:p>
          </table:table-cell>
          <table:table-cell table:style-name="ce42" table:formula="of:=HLOOKUP(MID([.AN25];1;1);[.$C$5:.$F$6];2;0)*MID([.AP26];1;1) + HLOOKUP(MID([.AN25];2;1);[.$C$5:.$F$6];2;0)*MID([.AP26];2;1)" office:value-type="float" office:value="3">
            <text:p>3</text:p>
          </table:table-cell>
          <table:table-cell table:style-name="ce42" table:formula="of:=HLOOKUP(MID([.AN25];1;1);[.$C$5:.$F$6];2;0)*MID([.AQ26];1;1) + HLOOKUP(MID([.AN25];2;1);[.$C$5:.$F$6];2;0)*MID([.AQ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U25];1;1);[.$C$5:.$F$6];2;0)*MID([.AU26];1;1) + HLOOKUP(MID([.AU25];2;1);[.$C$5:.$F$6];2;0)*MID([.AU26];2;1)" office:value-type="float" office:value="0">
            <text:p>0</text:p>
          </table:table-cell>
          <table:table-cell table:style-name="ce42" table:formula="of:=HLOOKUP(MID([.AU25];1;1);[.$C$5:.$F$6];2;0)*MID([.AV26];1;1) + HLOOKUP(MID([.AU25];2;1);[.$C$5:.$F$6];2;0)*MID([.AV26];2;1)" office:value-type="float" office:value="1">
            <text:p>1</text:p>
          </table:table-cell>
          <table:table-cell table:style-name="ce42" table:formula="of:=HLOOKUP(MID([.AU25];1;1);[.$C$5:.$F$6];2;0)*MID([.AW26];1;1) + HLOOKUP(MID([.AU25];2;1);[.$C$5:.$F$6];2;0)*MID([.AW26];2;1)" office:value-type="float" office:value="3">
            <text:p>3</text:p>
          </table:table-cell>
          <table:table-cell table:style-name="ce42" table:formula="of:=HLOOKUP(MID([.AU25];1;1);[.$C$5:.$F$6];2;0)*MID([.AX26];1;1) + HLOOKUP(MID([.AU25];2;1);[.$C$5:.$F$6];2;0)*MID([.AX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B25];1;1);[.$C$5:.$F$6];2;0)*MID([.BB26];1;1) + HLOOKUP(MID([.BB25];2;1);[.$C$5:.$F$6];2;0)*MID([.BB26];2;1)" office:value-type="float" office:value="0">
            <text:p>0</text:p>
          </table:table-cell>
          <table:table-cell table:style-name="ce42" table:formula="of:=HLOOKUP(MID([.BB25];1;1);[.$C$5:.$F$6];2;0)*MID([.BC26];1;1) + HLOOKUP(MID([.BB25];2;1);[.$C$5:.$F$6];2;0)*MID([.BC26];2;1)" office:value-type="float" office:value="1">
            <text:p>1</text:p>
          </table:table-cell>
          <table:table-cell table:style-name="ce42" table:formula="of:=HLOOKUP(MID([.BB25];1;1);[.$C$5:.$F$6];2;0)*MID([.BD26];1;1) + HLOOKUP(MID([.BB25];2;1);[.$C$5:.$F$6];2;0)*MID([.BD26];2;1)" office:value-type="float" office:value="3">
            <text:p>3</text:p>
          </table:table-cell>
          <table:table-cell table:style-name="ce42" table:formula="of:=HLOOKUP(MID([.BB25];1;1);[.$C$5:.$F$6];2;0)*MID([.BE26];1;1) + HLOOKUP(MID([.BB25];2;1);[.$C$5:.$F$6];2;0)*MID([.BE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I25];1;1);[.$C$5:.$F$6];2;0)*MID([.BI26];1;1) + HLOOKUP(MID([.BI25];2;1);[.$C$5:.$F$6];2;0)*MID([.BI26];2;1)" office:value-type="float" office:value="0">
            <text:p>0</text:p>
          </table:table-cell>
          <table:table-cell table:style-name="ce42" table:formula="of:=HLOOKUP(MID([.BI25];1;1);[.$C$5:.$F$6];2;0)*MID([.BJ26];1;1) + HLOOKUP(MID([.BI25];2;1);[.$C$5:.$F$6];2;0)*MID([.BJ26];2;1)" office:value-type="float" office:value="1">
            <text:p>1</text:p>
          </table:table-cell>
          <table:table-cell table:style-name="ce42" table:formula="of:=HLOOKUP(MID([.BI25];1;1);[.$C$5:.$F$6];2;0)*MID([.BK26];1;1) + HLOOKUP(MID([.BI25];2;1);[.$C$5:.$F$6];2;0)*MID([.BK26];2;1)" office:value-type="float" office:value="3">
            <text:p>3</text:p>
          </table:table-cell>
          <table:table-cell table:style-name="ce42" table:formula="of:=HLOOKUP(MID([.BI25];1;1);[.$C$5:.$F$6];2;0)*MID([.BL26];1;1) + HLOOKUP(MID([.BI25];2;1);[.$C$5:.$F$6];2;0)*MID([.BL26];2;1)" office:value-type="float" office:value="2">
            <text:p>2</text:p>
          </table:table-cell>
          <table:table-cell table:style-name="ce82"/>
          <table:table-cell table:number-columns-repeated="959"/>
        </table:table-row>
        <table:table-row table:style-name="ro5">
          <table:table-cell table:style-name="ce17" office:value-type="string">
            <text:p>00</text:p>
          </table:table-cell>
          <table:table-cell table:style-name="ce31" table:formula="of:=HLOOKUP(MID([.A27];1;1);[.$C$5:.$F$6];2;0)*MID([.A28];1;1) + HLOOKUP(MID([.A27];2;1);[.$C$5:.$F$6];2;0)*MID([.A28];2;1)" office:value-type="float" office:value="0">
            <text:p>0</text:p>
          </table:table-cell>
          <table:table-cell table:style-name="ce43" table:formula="of:=VLOOKUP([.B28]+[.C27];[.$B$7:.$N$22];[.B25])" office:value-type="float" office:value="0">
            <text:p>#NV</text:p>
          </table:table-cell>
          <table:table-cell table:style-name="ce43" table:formula="of:=VLOOKUP([.B28]+[.D27];[.$B$7:.$N$22];[.B25])" office:value-type="float" office:value="0">
            <text:p>#NV</text:p>
          </table:table-cell>
          <table:table-cell table:style-name="ce43" table:formula="of:=VLOOKUP([.B28]+[.E27];[.$B$7:.$N$22];[.B25])" office:value-type="float" office:value="0">
            <text:p>#NV</text:p>
          </table:table-cell>
          <table:table-cell table:style-name="ce43" table:formula="of:=VLOOKUP([.B28]+[.F27];[.$B$7:.$N$22];[.B25])" office:value-type="float" office:value="0">
            <text:p>#NV</text:p>
          </table:table-cell>
          <table:table-cell table:style-name="ce62"/>
          <table:table-cell table:style-name="ce17" office:value-type="string">
            <text:p>00</text:p>
          </table:table-cell>
          <table:table-cell table:style-name="ce31" table:formula="of:=HLOOKUP(MID([.H27];1;1);[.$C$5:.$F$6];2;0)*MID([.H28];1;1) + HLOOKUP(MID([.H27];2;1);[.$C$5:.$F$6];2;0)*MID([.H28];2;1)" office:value-type="float" office:value="0">
            <text:p>0</text:p>
          </table:table-cell>
          <table:table-cell table:style-name="ce71" table:formula="of:=VLOOKUP([.I28]+[.J27];[.$B$7:.$N$22];[.I25])" office:value-type="float" office:value="0">
            <text:p>0</text:p>
          </table:table-cell>
          <table:table-cell table:style-name="ce71" table:formula="of:=VLOOKUP([.I28]+[.K27];[.$B$7:.$N$22];[.I25])" office:value-type="float" office:value="0">
            <text:p>0</text:p>
          </table:table-cell>
          <table:table-cell table:style-name="ce71" table:formula="of:=VLOOKUP([.I28]+[.L27];[.$B$7:.$N$22];[.I25])" office:value-type="float" office:value="0">
            <text:p>0</text:p>
          </table:table-cell>
          <table:table-cell table:style-name="ce71" table:formula="of:=VLOOKUP([.I28]+[.M27];[.$B$7:.$N$22];[.I25])" office:value-type="float" office:value="0">
            <text:p>0</text:p>
          </table:table-cell>
          <table:table-cell table:style-name="ce79"/>
          <table:table-cell table:style-name="Default"/>
          <table:table-cell table:style-name="ce84"/>
          <table:table-cell table:style-name="ce17" office:value-type="string">
            <text:p>00</text:p>
          </table:table-cell>
          <table:table-cell table:style-name="ce31" table:formula="of:=HLOOKUP(MID([.Q27];1;1);[.$C$5:.$F$6];2;0)*MID([.Q28];1;1) + HLOOKUP(MID([.Q27];2;1);[.$C$5:.$F$6];2;0)*MID([.Q28];2;1)" office:value-type="float" office:value="0">
            <text:p>0</text:p>
          </table:table-cell>
          <table:table-cell table:style-name="ce43" table:formula="of:=VLOOKUP([.R28]+[.S27];[.$B$7:.$N$22];[.R25])" office:value-type="float" office:value="1">
            <text:p>1</text:p>
          </table:table-cell>
          <table:table-cell table:style-name="ce106" table:formula="of:=VLOOKUP([.R28]+[.T27];[.$B$7:.$N$22];[.R25])" office:value-type="float" office:value="0">
            <text:p>0</text:p>
          </table:table-cell>
          <table:table-cell table:style-name="ce43" table:formula="of:=VLOOKUP([.R28]+[.U27];[.$B$7:.$N$22];[.R25])" office:value-type="float" office:value="1">
            <text:p>1</text:p>
          </table:table-cell>
          <table:table-cell table:style-name="ce43" table:formula="of:=VLOOKUP([.R28]+[.V27];[.$B$7:.$N$22];[.R25])" office:value-type="float" office:value="1">
            <text:p>1</text:p>
          </table:table-cell>
          <table:table-cell table:style-name="ce115"/>
          <table:table-cell table:style-name="ce17" office:value-type="string">
            <text:p>00</text:p>
          </table:table-cell>
          <table:table-cell table:style-name="ce31" table:formula="of:=HLOOKUP(MID([.X27];1;1);[.$C$5:.$F$6];2;0)*MID([.X28];1;1) + HLOOKUP(MID([.X27];2;1);[.$C$5:.$F$6];2;0)*MID([.X28];2;1)" office:value-type="float" office:value="0">
            <text:p>0</text:p>
          </table:table-cell>
          <table:table-cell table:style-name="ce43" table:formula="of:=VLOOKUP([.Y28]+[.Z27];[.$B$7:.$N$22];[.Y25])" office:value-type="float" office:value="1">
            <text:p>1</text:p>
          </table:table-cell>
          <table:table-cell table:style-name="ce43" table:formula="of:=VLOOKUP([.Y28]+[.AA27];[.$B$7:.$N$22];[.Y25])" office:value-type="float" office:value="1">
            <text:p>1</text:p>
          </table:table-cell>
          <table:table-cell table:style-name="ce43" table:formula="of:=VLOOKUP([.Y28]+[.AB27];[.$B$7:.$N$22];[.Y25])" office:value-type="float" office:value="1">
            <text:p>1</text:p>
          </table:table-cell>
          <table:table-cell table:style-name="ce128" table:formula="of:=VLOOKUP([.Y28]+[.AC27];[.$B$7:.$N$22];[.Y25])" office:value-type="float" office:value="1">
            <text:p>1</text:p>
          </table:table-cell>
          <table:table-cell table:style-name="ce115"/>
          <table:table-cell table:style-name="ce17" office:value-type="string">
            <text:p>00</text:p>
          </table:table-cell>
          <table:table-cell table:style-name="ce31" table:formula="of:=HLOOKUP(MID([.AE27];1;1);[.$C$5:.$F$6];2;0)*MID([.AE28];1;1) + HLOOKUP(MID([.AE27];2;1);[.$C$5:.$F$6];2;0)*MID([.AE28];2;1)" office:value-type="float" office:value="0">
            <text:p>0</text:p>
          </table:table-cell>
          <table:table-cell table:style-name="ce43" table:formula="of:=VLOOKUP([.AF28]+[.AG27];[.$B$7:.$N$22];[.AF25])" office:value-type="float" office:value="1">
            <text:p>1</text:p>
          </table:table-cell>
          <table:table-cell table:style-name="ce43" table:formula="of:=VLOOKUP([.AF28]+[.AH27];[.$B$7:.$N$22];[.AF25])" office:value-type="float" office:value="1">
            <text:p>1</text:p>
          </table:table-cell>
          <table:table-cell table:style-name="ce43" table:formula="of:=VLOOKUP([.AF28]+[.AI27];[.$B$7:.$N$22];[.AF25])" office:value-type="float" office:value="1">
            <text:p>1</text:p>
          </table:table-cell>
          <table:table-cell table:style-name="ce137" table:formula="of:=VLOOKUP([.AF28]+[.AJ27];[.$B$7:.$N$22];[.AF25])" office:value-type="float" office:value="0">
            <text:p>0</text:p>
          </table:table-cell>
          <table:table-cell table:style-name="ce115"/>
          <table:table-cell table:style-name="ce17" office:value-type="string">
            <text:p>00</text:p>
          </table:table-cell>
          <table:table-cell table:style-name="ce31" table:formula="of:=HLOOKUP(MID([.AL27];1;1);[.$C$5:.$F$6];2;0)*MID([.AL28];1;1) + HLOOKUP(MID([.AL27];2;1);[.$C$5:.$F$6];2;0)*MID([.AL28];2;1)" office:value-type="float" office:value="0">
            <text:p>0</text:p>
          </table:table-cell>
          <table:table-cell table:style-name="ce43" table:formula="of:=VLOOKUP([.AM28]+[.AN27];[.$B$7:.$N$22];[.AM25])" office:value-type="float" office:value="1">
            <text:p>1</text:p>
          </table:table-cell>
          <table:table-cell table:style-name="ce106" table:formula="of:=VLOOKUP([.AM28]+[.AO27];[.$B$7:.$N$22];[.AM25])" office:value-type="float" office:value="0">
            <text:p>0</text:p>
          </table:table-cell>
          <table:table-cell table:style-name="ce43" table:formula="of:=VLOOKUP([.AM28]+[.AP27];[.$B$7:.$N$22];[.AM25])" office:value-type="float" office:value="1">
            <text:p>1</text:p>
          </table:table-cell>
          <table:table-cell table:style-name="ce43" table:formula="of:=VLOOKUP([.AM28]+[.AQ27];[.$B$7:.$N$22];[.AM25])" office:value-type="float" office:value="1">
            <text:p>1</text:p>
          </table:table-cell>
          <table:table-cell table:style-name="ce115"/>
          <table:table-cell table:style-name="ce17" office:value-type="string">
            <text:p>00</text:p>
          </table:table-cell>
          <table:table-cell table:style-name="ce31" table:formula="of:=HLOOKUP(MID([.AS27];1;1);[.$C$5:.$F$6];2;0)*MID([.AS28];1;1) + HLOOKUP(MID([.AS27];2;1);[.$C$5:.$F$6];2;0)*MID([.AS28];2;1)" office:value-type="float" office:value="0">
            <text:p>0</text:p>
          </table:table-cell>
          <table:table-cell table:style-name="ce43" table:formula="of:=VLOOKUP([.AT28]+[.AU27];[.$B$7:.$N$22];[.AT25])" office:value-type="float" office:value="1">
            <text:p>1</text:p>
          </table:table-cell>
          <table:table-cell table:style-name="ce129" table:formula="of:=VLOOKUP([.AT28]+[.AV27];[.$B$7:.$N$22];[.AT25])" office:value-type="float" office:value="0">
            <text:p>0</text:p>
          </table:table-cell>
          <table:table-cell table:style-name="ce71" table:formula="of:=VLOOKUP([.AT28]+[.AW27];[.$B$7:.$N$22];[.AT25])" office:value-type="float" office:value="0">
            <text:p>0</text:p>
          </table:table-cell>
          <table:table-cell table:style-name="ce43" table:formula="of:=VLOOKUP([.AT28]+[.AX27];[.$B$7:.$N$22];[.AT25])" office:value-type="float" office:value="1">
            <text:p>1</text:p>
          </table:table-cell>
          <table:table-cell table:style-name="ce115"/>
          <table:table-cell table:style-name="ce17" office:value-type="string">
            <text:p>00</text:p>
          </table:table-cell>
          <table:table-cell table:style-name="ce31" table:formula="of:=HLOOKUP(MID([.AZ27];1;1);[.$C$5:.$F$6];2;0)*MID([.AZ28];1;1) + HLOOKUP(MID([.AZ27];2;1);[.$C$5:.$F$6];2;0)*MID([.AZ28];2;1)" office:value-type="float" office:value="0">
            <text:p>0</text:p>
          </table:table-cell>
          <table:table-cell table:style-name="ce43" table:formula="of:=VLOOKUP([.BA28]+[.BB27];[.$B$7:.$N$22];[.BA25])" office:value-type="float" office:value="1">
            <text:p>1</text:p>
          </table:table-cell>
          <table:table-cell table:style-name="ce106" table:formula="of:=VLOOKUP([.BA28]+[.BC27];[.$B$7:.$N$22];[.BA25])" office:value-type="float" office:value="0">
            <text:p>0</text:p>
          </table:table-cell>
          <table:table-cell table:style-name="ce71" table:formula="of:=VLOOKUP([.BA28]+[.BD27];[.$B$7:.$N$22];[.BA25])" office:value-type="float" office:value="0">
            <text:p>0</text:p>
          </table:table-cell>
          <table:table-cell table:style-name="ce137" table:formula="of:=VLOOKUP([.BA28]+[.BE27];[.$B$7:.$N$22];[.BA25])" office:value-type="float" office:value="0">
            <text:p>0</text:p>
          </table:table-cell>
          <table:table-cell table:style-name="ce115"/>
          <table:table-cell table:style-name="ce17" office:value-type="string">
            <text:p>00</text:p>
          </table:table-cell>
          <table:table-cell table:style-name="ce31" table:formula="of:=HLOOKUP(MID([.BG27];1;1);[.$C$5:.$F$6];2;0)*MID([.BG28];1;1) + HLOOKUP(MID([.BG27];2;1);[.$C$5:.$F$6];2;0)*MID([.BG28];2;1)" office:value-type="float" office:value="0">
            <text:p>0</text:p>
          </table:table-cell>
          <table:table-cell table:style-name="ce129" table:formula="of:=VLOOKUP([.BH28]+[.BI27];[.$B$7:.$N$22];[.BH25])" office:value-type="float" office:value="0">
            <text:p>0</text:p>
          </table:table-cell>
          <table:table-cell table:style-name="ce129" table:formula="of:=VLOOKUP([.BH28]+[.BJ27];[.$B$7:.$N$22];[.BH25])" office:value-type="float" office:value="0">
            <text:p>0</text:p>
          </table:table-cell>
          <table:table-cell table:style-name="ce43" table:formula="of:=VLOOKUP([.BH28]+[.BK27];[.$B$7:.$N$22];[.BH25])" office:value-type="float" office:value="1">
            <text:p>1</text:p>
          </table:table-cell>
          <table:table-cell table:style-name="ce43" table:formula="of:=VLOOKUP([.BH28]+[.BL27];[.$B$7:.$N$22];[.BH25])" office:value-type="float" office:value="1">
            <text:p>1</text:p>
          </table:table-cell>
          <table:table-cell table:style-name="ce82"/>
          <table:table-cell table:number-columns-repeated="959"/>
        </table:table-row>
        <table:table-row table:style-name="ro5">
          <table:table-cell table:style-name="ce17" office:value-type="string">
            <text:p>01</text:p>
          </table:table-cell>
          <table:table-cell table:style-name="ce31" table:formula="of:=HLOOKUP(MID([.A27];1;1);[.$C$5:.$F$6];2;0)*MID([.A29];1;1) + HLOOKUP(MID([.A27];2;1);[.$C$5:.$F$6];2;0)*MID([.A29];2;1)" office:value-type="float" office:value="4">
            <text:p>4</text:p>
          </table:table-cell>
          <table:table-cell table:style-name="ce43" table:formula="of:=VLOOKUP([.B29]+[.C27];[.$B$7:.$N$22];[.B25])" office:value-type="float" office:value="0">
            <text:p>#NV</text:p>
          </table:table-cell>
          <table:table-cell table:style-name="ce43" table:formula="of:=VLOOKUP([.B29]+[.D27];[.$B$7:.$N$22];[.B25])" office:value-type="float" office:value="0">
            <text:p>#NV</text:p>
          </table:table-cell>
          <table:table-cell table:style-name="ce43" table:formula="of:=VLOOKUP([.B29]+[.E27];[.$B$7:.$N$22];[.B25])" office:value-type="float" office:value="0">
            <text:p>#NV</text:p>
          </table:table-cell>
          <table:table-cell table:style-name="ce43" table:formula="of:=VLOOKUP([.B29]+[.F27];[.$B$7:.$N$22];[.B25])" office:value-type="float" office:value="0">
            <text:p>#NV</text:p>
          </table:table-cell>
          <table:table-cell table:style-name="ce62"/>
          <table:table-cell table:style-name="ce17" office:value-type="string">
            <text:p>01</text:p>
          </table:table-cell>
          <table:table-cell table:style-name="ce31" table:formula="of:=HLOOKUP(MID([.H27];1;1);[.$C$5:.$F$6];2;0)*MID([.H29];1;1) + HLOOKUP(MID([.H27];2;1);[.$C$5:.$F$6];2;0)*MID([.H29];2;1)" office:value-type="float" office:value="4">
            <text:p>4</text:p>
          </table:table-cell>
          <table:table-cell table:style-name="ce71" table:formula="of:=VLOOKUP([.I29]+[.J27];[.$B$7:.$N$22];[.I25])" office:value-type="float" office:value="0">
            <text:p>0</text:p>
          </table:table-cell>
          <table:table-cell table:style-name="ce71" table:formula="of:=VLOOKUP([.I29]+[.K27];[.$B$7:.$N$22];[.I25])" office:value-type="float" office:value="0">
            <text:p>0</text:p>
          </table:table-cell>
          <table:table-cell table:style-name="ce74" table:formula="of:=VLOOKUP([.I29]+[.L27];[.$B$7:.$N$22];[.I25])" office:value-type="float" office:value="1">
            <text:p>1</text:p>
          </table:table-cell>
          <table:table-cell table:style-name="ce71" table:formula="of:=VLOOKUP([.I29]+[.M27];[.$B$7:.$N$22];[.I25])" office:value-type="float" office:value="0">
            <text:p>0</text:p>
          </table:table-cell>
          <table:table-cell table:style-name="ce79"/>
          <table:table-cell table:style-name="Default"/>
          <table:table-cell table:style-name="ce84"/>
          <table:table-cell table:style-name="ce17" office:value-type="string">
            <text:p>01</text:p>
          </table:table-cell>
          <table:table-cell table:style-name="ce31" table:formula="of:=HLOOKUP(MID([.Q27];1;1);[.$C$5:.$F$6];2;0)*MID([.Q29];1;1) + HLOOKUP(MID([.Q27];2;1);[.$C$5:.$F$6];2;0)*MID([.Q29];2;1)" office:value-type="float" office:value="4">
            <text:p>4</text:p>
          </table:table-cell>
          <table:table-cell table:style-name="ce105" table:formula="of:=VLOOKUP([.R29]+[.S27];[.$B$7:.$N$22];[.R25])" office:value-type="float" office:value="0">
            <text:p>0</text:p>
          </table:table-cell>
          <table:table-cell table:style-name="ce43" table:formula="of:=VLOOKUP([.R29]+[.T27];[.$B$7:.$N$22];[.R25])" office:value-type="float" office:value="1">
            <text:p>1</text:p>
          </table:table-cell>
          <table:table-cell table:style-name="ce43" table:formula="of:=VLOOKUP([.R29]+[.U27];[.$B$7:.$N$22];[.R25])" office:value-type="float" office:value="1">
            <text:p>1</text:p>
          </table:table-cell>
          <table:table-cell table:style-name="ce43" table:formula="of:=VLOOKUP([.R29]+[.V27];[.$B$7:.$N$22];[.R25])" office:value-type="float" office:value="1">
            <text:p>1</text:p>
          </table:table-cell>
          <table:table-cell table:style-name="ce115"/>
          <table:table-cell table:style-name="ce17" office:value-type="string">
            <text:p>01</text:p>
          </table:table-cell>
          <table:table-cell table:style-name="ce31" table:formula="of:=HLOOKUP(MID([.X27];1;1);[.$C$5:.$F$6];2;0)*MID([.X29];1;1) + HLOOKUP(MID([.X27];2;1);[.$C$5:.$F$6];2;0)*MID([.X29];2;1)" office:value-type="float" office:value="4">
            <text:p>4</text:p>
          </table:table-cell>
          <table:table-cell table:style-name="ce43" table:formula="of:=VLOOKUP([.Y29]+[.Z27];[.$B$7:.$N$22];[.Y25])" office:value-type="float" office:value="1">
            <text:p>1</text:p>
          </table:table-cell>
          <table:table-cell table:style-name="ce125" table:formula="of:=VLOOKUP([.Y29]+[.AA27];[.$B$7:.$N$22];[.Y25])" office:value-type="float" office:value="0">
            <text:p>0</text:p>
          </table:table-cell>
          <table:table-cell table:style-name="ce43" table:formula="of:=VLOOKUP([.Y29]+[.AB27];[.$B$7:.$N$22];[.Y25])" office:value-type="float" office:value="1">
            <text:p>1</text:p>
          </table:table-cell>
          <table:table-cell table:style-name="ce129" table:formula="of:=VLOOKUP([.Y29]+[.AC27];[.$B$7:.$N$22];[.Y25])" office:value-type="float" office:value="0">
            <text:p>0</text:p>
          </table:table-cell>
          <table:table-cell table:style-name="ce115"/>
          <table:table-cell table:style-name="ce17" office:value-type="string">
            <text:p>01</text:p>
          </table:table-cell>
          <table:table-cell table:style-name="ce31" table:formula="of:=HLOOKUP(MID([.AE27];1;1);[.$C$5:.$F$6];2;0)*MID([.AE29];1;1) + HLOOKUP(MID([.AE27];2;1);[.$C$5:.$F$6];2;0)*MID([.AE29];2;1)" office:value-type="float" office:value="4">
            <text:p>4</text:p>
          </table:table-cell>
          <table:table-cell table:style-name="ce43" table:formula="of:=VLOOKUP([.AF29]+[.AG27];[.$B$7:.$N$22];[.AF25])" office:value-type="float" office:value="1">
            <text:p>1</text:p>
          </table:table-cell>
          <table:table-cell table:style-name="ce43" table:formula="of:=VLOOKUP([.AF29]+[.AH27];[.$B$7:.$N$22];[.AF25])" office:value-type="float" office:value="1">
            <text:p>1</text:p>
          </table:table-cell>
          <table:table-cell table:style-name="ce43" table:formula="of:=VLOOKUP([.AF29]+[.AI27];[.$B$7:.$N$22];[.AF25])" office:value-type="float" office:value="1">
            <text:p>1</text:p>
          </table:table-cell>
          <table:table-cell table:style-name="ce43" table:formula="of:=VLOOKUP([.AF29]+[.AJ27];[.$B$7:.$N$22];[.AF25])" office:value-type="float" office:value="1">
            <text:p>1</text:p>
          </table:table-cell>
          <table:table-cell table:style-name="ce115"/>
          <table:table-cell table:style-name="ce17" office:value-type="string">
            <text:p>01</text:p>
          </table:table-cell>
          <table:table-cell table:style-name="ce31" table:formula="of:=HLOOKUP(MID([.AL27];1;1);[.$C$5:.$F$6];2;0)*MID([.AL29];1;1) + HLOOKUP(MID([.AL27];2;1);[.$C$5:.$F$6];2;0)*MID([.AL29];2;1)" office:value-type="float" office:value="4">
            <text:p>4</text:p>
          </table:table-cell>
          <table:table-cell table:style-name="ce105" table:formula="of:=VLOOKUP([.AM29]+[.AN27];[.$B$7:.$N$22];[.AM25])" office:value-type="float" office:value="0">
            <text:p>0</text:p>
          </table:table-cell>
          <table:table-cell table:style-name="ce43" table:formula="of:=VLOOKUP([.AM29]+[.AO27];[.$B$7:.$N$22];[.AM25])" office:value-type="float" office:value="1">
            <text:p>1</text:p>
          </table:table-cell>
          <table:table-cell table:style-name="ce75" table:formula="of:=VLOOKUP([.AM29]+[.AP27];[.$B$7:.$N$22];[.AM25])" office:value-type="float" office:value="0">
            <text:p>0</text:p>
          </table:table-cell>
          <table:table-cell table:style-name="ce43" table:formula="of:=VLOOKUP([.AM29]+[.AQ27];[.$B$7:.$N$22];[.AM25])" office:value-type="float" office:value="1">
            <text:p>1</text:p>
          </table:table-cell>
          <table:table-cell table:style-name="ce115"/>
          <table:table-cell table:style-name="ce17" office:value-type="string">
            <text:p>01</text:p>
          </table:table-cell>
          <table:table-cell table:style-name="ce31" table:formula="of:=HLOOKUP(MID([.AS27];1;1);[.$C$5:.$F$6];2;0)*MID([.AS29];1;1) + HLOOKUP(MID([.AS27];2;1);[.$C$5:.$F$6];2;0)*MID([.AS29];2;1)" office:value-type="float" office:value="4">
            <text:p>4</text:p>
          </table:table-cell>
          <table:table-cell table:style-name="ce105" table:formula="of:=VLOOKUP([.AT29]+[.AU27];[.$B$7:.$N$22];[.AT25])" office:value-type="float" office:value="0">
            <text:p>0</text:p>
          </table:table-cell>
          <table:table-cell table:style-name="ce125" table:formula="of:=VLOOKUP([.AT29]+[.AV27];[.$B$7:.$N$22];[.AT25])" office:value-type="float" office:value="0">
            <text:p>0</text:p>
          </table:table-cell>
          <table:table-cell table:style-name="ce71" table:formula="of:=VLOOKUP([.AT29]+[.AW27];[.$B$7:.$N$22];[.AT25])" office:value-type="float" office:value="0">
            <text:p>0</text:p>
          </table:table-cell>
          <table:table-cell table:style-name="ce43" table:formula="of:=VLOOKUP([.AT29]+[.AX27];[.$B$7:.$N$22];[.AT25])" office:value-type="float" office:value="1">
            <text:p>1</text:p>
          </table:table-cell>
          <table:table-cell table:style-name="ce115"/>
          <table:table-cell table:style-name="ce17" office:value-type="string">
            <text:p>01</text:p>
          </table:table-cell>
          <table:table-cell table:style-name="ce31" table:formula="of:=HLOOKUP(MID([.AZ27];1;1);[.$C$5:.$F$6];2;0)*MID([.AZ29];1;1) + HLOOKUP(MID([.AZ27];2;1);[.$C$5:.$F$6];2;0)*MID([.AZ29];2;1)" office:value-type="float" office:value="4">
            <text:p>4</text:p>
          </table:table-cell>
          <table:table-cell table:style-name="ce43" table:formula="of:=VLOOKUP([.BA29]+[.BB27];[.$B$7:.$N$22];[.BA25])" office:value-type="float" office:value="1">
            <text:p>1</text:p>
          </table:table-cell>
          <table:table-cell table:style-name="ce43" table:formula="of:=VLOOKUP([.BA29]+[.BC27];[.$B$7:.$N$22];[.BA25])" office:value-type="float" office:value="1">
            <text:p>1</text:p>
          </table:table-cell>
          <table:table-cell table:style-name="ce71" table:formula="of:=VLOOKUP([.BA29]+[.BD27];[.$B$7:.$N$22];[.BA25])" office:value-type="float" office:value="0">
            <text:p>0</text:p>
          </table:table-cell>
          <table:table-cell table:style-name="ce43" table:formula="of:=VLOOKUP([.BA29]+[.BE27];[.$B$7:.$N$22];[.BA25])" office:value-type="float" office:value="1">
            <text:p>1</text:p>
          </table:table-cell>
          <table:table-cell table:style-name="ce115"/>
          <table:table-cell table:style-name="ce17" office:value-type="string">
            <text:p>01</text:p>
          </table:table-cell>
          <table:table-cell table:style-name="ce31" table:formula="of:=HLOOKUP(MID([.BG27];1;1);[.$C$5:.$F$6];2;0)*MID([.BG29];1;1) + HLOOKUP(MID([.BG27];2;1);[.$C$5:.$F$6];2;0)*MID([.BG29];2;1)" office:value-type="float" office:value="4">
            <text:p>4</text:p>
          </table:table-cell>
          <table:table-cell table:style-name="ce43" table:formula="of:=VLOOKUP([.BH29]+[.BI27];[.$B$7:.$N$22];[.BH25])" office:value-type="float" office:value="1">
            <text:p>1</text:p>
          </table:table-cell>
          <table:table-cell table:style-name="ce43" table:formula="of:=VLOOKUP([.BH29]+[.BJ27];[.$B$7:.$N$22];[.BH25])" office:value-type="float" office:value="1">
            <text:p>1</text:p>
          </table:table-cell>
          <table:table-cell table:style-name="ce74" table:formula="of:=VLOOKUP([.BH29]+[.BK27];[.$B$7:.$N$22];[.BH25])" office:value-type="float" office:value="0">
            <text:p>0</text:p>
          </table:table-cell>
          <table:table-cell table:style-name="ce43" table:formula="of:=VLOOKUP([.BH29]+[.BL27];[.$B$7:.$N$22];[.BH25])" office:value-type="float" office:value="1">
            <text:p>1</text:p>
          </table:table-cell>
          <table:table-cell table:style-name="ce82"/>
          <table:table-cell table:number-columns-repeated="959"/>
        </table:table-row>
        <table:table-row table:style-name="ro5">
          <table:table-cell table:style-name="ce17" office:value-type="string">
            <text:p>11</text:p>
          </table:table-cell>
          <table:table-cell table:style-name="ce31" table:formula="of:=HLOOKUP(MID([.A27];1;1);[.$C$5:.$F$6];2;0)*MID([.A30];1;1) + HLOOKUP(MID([.A27];2;1);[.$C$5:.$F$6];2;0)*MID([.A30];2;1)" office:value-type="float" office:value="12">
            <text:p>12</text:p>
          </table:table-cell>
          <table:table-cell table:style-name="ce43" table:formula="of:=VLOOKUP([.B30]+[.C27];[.$B$7:.$N$22];[.B25])" office:value-type="float" office:value="0">
            <text:p>#NV</text:p>
          </table:table-cell>
          <table:table-cell table:style-name="ce43" table:formula="of:=VLOOKUP([.B30]+[.D27];[.$B$7:.$N$22];[.B25])" office:value-type="float" office:value="0">
            <text:p>#NV</text:p>
          </table:table-cell>
          <table:table-cell table:style-name="ce43" table:formula="of:=VLOOKUP([.B30]+[.E27];[.$B$7:.$N$22];[.B25])" office:value-type="float" office:value="0">
            <text:p>#NV</text:p>
          </table:table-cell>
          <table:table-cell table:style-name="ce43" table:formula="of:=VLOOKUP([.B30]+[.F27];[.$B$7:.$N$22];[.B25])" office:value-type="float" office:value="0">
            <text:p>#NV</text:p>
          </table:table-cell>
          <table:table-cell table:style-name="ce62"/>
          <table:table-cell table:style-name="ce17" office:value-type="string">
            <text:p>11</text:p>
          </table:table-cell>
          <table:table-cell table:style-name="ce31" table:formula="of:=HLOOKUP(MID([.H27];1;1);[.$C$5:.$F$6];2;0)*MID([.H30];1;1) + HLOOKUP(MID([.H27];2;1);[.$C$5:.$F$6];2;0)*MID([.H30];2;1)" office:value-type="float" office:value="12">
            <text:p>12</text:p>
          </table:table-cell>
          <table:table-cell table:style-name="ce43" table:formula="of:=VLOOKUP([.I30]+[.J27];[.$B$7:.$N$22];[.I25])" office:value-type="float" office:value="0">
            <text:p>0</text:p>
          </table:table-cell>
          <table:table-cell table:style-name="ce43" table:formula="of:=VLOOKUP([.I30]+[.K27];[.$B$7:.$N$22];[.I25])" office:value-type="float" office:value="0">
            <text:p>0</text:p>
          </table:table-cell>
          <table:table-cell table:style-name="ce75" table:formula="of:=VLOOKUP([.I30]+[.L27];[.$B$7:.$N$22];[.I25])" office:value-type="float" office:value="1">
            <text:p>1</text:p>
          </table:table-cell>
          <table:table-cell table:style-name="ce43" table:formula="of:=VLOOKUP([.I30]+[.M27];[.$B$7:.$N$22];[.I25])" office:value-type="float" office:value="0">
            <text:p>0</text:p>
          </table:table-cell>
          <table:table-cell table:style-name="ce79"/>
          <table:table-cell table:style-name="Default"/>
          <table:table-cell table:style-name="ce84"/>
          <table:table-cell table:style-name="ce17" office:value-type="string">
            <text:p>11</text:p>
          </table:table-cell>
          <table:table-cell table:style-name="ce31" table:formula="of:=HLOOKUP(MID([.Q27];1;1);[.$C$5:.$F$6];2;0)*MID([.Q30];1;1) + HLOOKUP(MID([.Q27];2;1);[.$C$5:.$F$6];2;0)*MID([.Q30];2;1)" office:value-type="float" office:value="12">
            <text:p>12</text:p>
          </table:table-cell>
          <table:table-cell table:style-name="ce61" table:formula="of:=VLOOKUP([.R30]+[.S27];[.$B$7:.$N$22];[.R25])" office:value-type="float" office:value="1">
            <text:p>1</text:p>
          </table:table-cell>
          <table:table-cell table:style-name="ce107" table:formula="of:=VLOOKUP([.R30]+[.T27];[.$B$7:.$N$22];[.R25])" office:value-type="float" office:value="0">
            <text:p>0</text:p>
          </table:table-cell>
          <table:table-cell table:style-name="ce43" table:formula="of:=VLOOKUP([.R30]+[.U27];[.$B$7:.$N$22];[.R25])" office:value-type="float" office:value="1">
            <text:p>1</text:p>
          </table:table-cell>
          <table:table-cell table:style-name="ce43" table:formula="of:=VLOOKUP([.R30]+[.V27];[.$B$7:.$N$22];[.R25])" office:value-type="float" office:value="1">
            <text:p>1</text:p>
          </table:table-cell>
          <table:table-cell table:style-name="ce115"/>
          <table:table-cell table:style-name="ce17" office:value-type="string">
            <text:p>11</text:p>
          </table:table-cell>
          <table:table-cell table:style-name="ce31" table:formula="of:=HLOOKUP(MID([.X27];1;1);[.$C$5:.$F$6];2;0)*MID([.X30];1;1) + HLOOKUP(MID([.X27];2;1);[.$C$5:.$F$6];2;0)*MID([.X30];2;1)" office:value-type="float" office:value="12">
            <text:p>12</text:p>
          </table:table-cell>
          <table:table-cell table:style-name="ce124" table:formula="of:=VLOOKUP([.Y30]+[.Z27];[.$B$7:.$N$22];[.Y25])" office:value-type="float" office:value="0">
            <text:p>0</text:p>
          </table:table-cell>
          <table:table-cell table:style-name="ce43" table:formula="of:=VLOOKUP([.Y30]+[.AA27];[.$B$7:.$N$22];[.Y25])" office:value-type="float" office:value="1">
            <text:p>1</text:p>
          </table:table-cell>
          <table:table-cell table:style-name="ce126" table:formula="of:=VLOOKUP([.Y30]+[.AB27];[.$B$7:.$N$22];[.Y25])" office:value-type="float" office:value="0">
            <text:p>0</text:p>
          </table:table-cell>
          <table:table-cell table:style-name="ce129" table:formula="of:=VLOOKUP([.Y30]+[.AC27];[.$B$7:.$N$22];[.Y25])" office:value-type="float" office:value="0">
            <text:p>0</text:p>
          </table:table-cell>
          <table:table-cell table:style-name="ce115"/>
          <table:table-cell table:style-name="ce17" office:value-type="string">
            <text:p>11</text:p>
          </table:table-cell>
          <table:table-cell table:style-name="ce31" table:formula="of:=HLOOKUP(MID([.AE27];1;1);[.$C$5:.$F$6];2;0)*MID([.AE30];1;1) + HLOOKUP(MID([.AE27];2;1);[.$C$5:.$F$6];2;0)*MID([.AE30];2;1)" office:value-type="float" office:value="12">
            <text:p>12</text:p>
          </table:table-cell>
          <table:table-cell table:style-name="ce124" table:formula="of:=VLOOKUP([.AF30]+[.AG27];[.$B$7:.$N$22];[.AF25])" office:value-type="float" office:value="0">
            <text:p>0</text:p>
          </table:table-cell>
          <table:table-cell table:style-name="ce43" table:formula="of:=VLOOKUP([.AF30]+[.AH27];[.$B$7:.$N$22];[.AF25])" office:value-type="float" office:value="1">
            <text:p>1</text:p>
          </table:table-cell>
          <table:table-cell table:style-name="ce126" table:formula="of:=VLOOKUP([.AF30]+[.AI27];[.$B$7:.$N$22];[.AF25])" office:value-type="float" office:value="0">
            <text:p>0</text:p>
          </table:table-cell>
          <table:table-cell table:style-name="ce126" table:formula="of:=VLOOKUP([.AF30]+[.AJ27];[.$B$7:.$N$22];[.AF25])" office:value-type="float" office:value="0">
            <text:p>0</text:p>
          </table:table-cell>
          <table:table-cell table:style-name="ce115"/>
          <table:table-cell table:style-name="ce17" office:value-type="string">
            <text:p>11</text:p>
          </table:table-cell>
          <table:table-cell table:style-name="ce31" table:formula="of:=HLOOKUP(MID([.AL27];1;1);[.$C$5:.$F$6];2;0)*MID([.AL30];1;1) + HLOOKUP(MID([.AL27];2;1);[.$C$5:.$F$6];2;0)*MID([.AL30];2;1)" office:value-type="float" office:value="12">
            <text:p>12</text:p>
          </table:table-cell>
          <table:table-cell table:style-name="ce43" table:formula="of:=VLOOKUP([.AM30]+[.AN27];[.$B$7:.$N$22];[.AM25])" office:value-type="float" office:value="1">
            <text:p>1</text:p>
          </table:table-cell>
          <table:table-cell table:style-name="ce43" table:formula="of:=VLOOKUP([.AM30]+[.AO27];[.$B$7:.$N$22];[.AM25])" office:value-type="float" office:value="1">
            <text:p>1</text:p>
          </table:table-cell>
          <table:table-cell table:style-name="ce75" table:formula="of:=VLOOKUP([.AM30]+[.AP27];[.$B$7:.$N$22];[.AM25])" office:value-type="float" office:value="0">
            <text:p>0</text:p>
          </table:table-cell>
          <table:table-cell table:style-name="ce43" table:formula="of:=VLOOKUP([.AM30]+[.AQ27];[.$B$7:.$N$22];[.AM25])" office:value-type="float" office:value="1">
            <text:p>1</text:p>
          </table:table-cell>
          <table:table-cell table:style-name="ce115"/>
          <table:table-cell table:style-name="ce17" office:value-type="string">
            <text:p>11</text:p>
          </table:table-cell>
          <table:table-cell table:style-name="ce31" table:formula="of:=HLOOKUP(MID([.AS27];1;1);[.$C$5:.$F$6];2;0)*MID([.AS30];1;1) + HLOOKUP(MID([.AS27];2;1);[.$C$5:.$F$6];2;0)*MID([.AS30];2;1)" office:value-type="float" office:value="12">
            <text:p>12</text:p>
          </table:table-cell>
          <table:table-cell table:style-name="ce43" table:formula="of:=VLOOKUP([.AT30]+[.AU27];[.$B$7:.$N$22];[.AT25])" office:value-type="float" office:value="1">
            <text:p>1</text:p>
          </table:table-cell>
          <table:table-cell table:style-name="ce43" table:formula="of:=VLOOKUP([.AT30]+[.AV27];[.$B$7:.$N$22];[.AT25])" office:value-type="float" office:value="1">
            <text:p>1</text:p>
          </table:table-cell>
          <table:table-cell table:style-name="ce43" table:formula="of:=VLOOKUP([.AT30]+[.AW27];[.$B$7:.$N$22];[.AT25])" office:value-type="float" office:value="1">
            <text:p>1</text:p>
          </table:table-cell>
          <table:table-cell table:style-name="ce43" table:formula="of:=VLOOKUP([.AT30]+[.AX27];[.$B$7:.$N$22];[.AT25])" office:value-type="float" office:value="1">
            <text:p>1</text:p>
          </table:table-cell>
          <table:table-cell table:style-name="ce115"/>
          <table:table-cell table:style-name="ce17" office:value-type="string">
            <text:p>11</text:p>
          </table:table-cell>
          <table:table-cell table:style-name="ce31" table:formula="of:=HLOOKUP(MID([.AZ27];1;1);[.$C$5:.$F$6];2;0)*MID([.AZ30];1;1) + HLOOKUP(MID([.AZ27];2;1);[.$C$5:.$F$6];2;0)*MID([.AZ30];2;1)" office:value-type="float" office:value="12">
            <text:p>12</text:p>
          </table:table-cell>
          <table:table-cell table:style-name="ce61" table:formula="of:=VLOOKUP([.BA30]+[.BB27];[.$B$7:.$N$22];[.BA25])" office:value-type="float" office:value="1">
            <text:p>1</text:p>
          </table:table-cell>
          <table:table-cell table:style-name="ce107" table:formula="of:=VLOOKUP([.BA30]+[.BC27];[.$B$7:.$N$22];[.BA25])" office:value-type="float" office:value="0">
            <text:p>0</text:p>
          </table:table-cell>
          <table:table-cell table:style-name="ce43" table:formula="of:=VLOOKUP([.BA30]+[.BD27];[.$B$7:.$N$22];[.BA25])" office:value-type="float" office:value="1">
            <text:p>1</text:p>
          </table:table-cell>
          <table:table-cell table:style-name="ce43" table:formula="of:=VLOOKUP([.BA30]+[.BE27];[.$B$7:.$N$22];[.BA25])" office:value-type="float" office:value="1">
            <text:p>1</text:p>
          </table:table-cell>
          <table:table-cell table:style-name="ce115"/>
          <table:table-cell table:style-name="ce17" office:value-type="string">
            <text:p>11</text:p>
          </table:table-cell>
          <table:table-cell table:style-name="ce31" table:formula="of:=HLOOKUP(MID([.BG27];1;1);[.$C$5:.$F$6];2;0)*MID([.BG30];1;1) + HLOOKUP(MID([.BG27];2;1);[.$C$5:.$F$6];2;0)*MID([.BG30];2;1)" office:value-type="float" office:value="12">
            <text:p>12</text:p>
          </table:table-cell>
          <table:table-cell table:style-name="ce77" table:formula="of:=VLOOKUP([.BH30]+[.BI27];[.$B$7:.$N$22];[.BH25])" office:value-type="float" office:value="0">
            <text:p>0</text:p>
          </table:table-cell>
          <table:table-cell table:style-name="ce43" table:formula="of:=VLOOKUP([.BH30]+[.BJ27];[.$B$7:.$N$22];[.BH25])" office:value-type="float" office:value="1">
            <text:p>1</text:p>
          </table:table-cell>
          <table:table-cell table:style-name="ce43" table:formula="of:=VLOOKUP([.BH30]+[.BK27];[.$B$7:.$N$22];[.BH25])" office:value-type="float" office:value="1">
            <text:p>1</text:p>
          </table:table-cell>
          <table:table-cell table:style-name="ce43" table:formula="of:=VLOOKUP([.BH30]+[.BL27];[.$B$7:.$N$22];[.BH25])" office:value-type="float" office:value="1">
            <text:p>1</text:p>
          </table:table-cell>
          <table:table-cell table:style-name="ce82"/>
          <table:table-cell table:number-columns-repeated="959"/>
        </table:table-row>
        <table:table-row table:style-name="ro5">
          <table:table-cell table:style-name="ce17" office:value-type="string">
            <text:p>10</text:p>
          </table:table-cell>
          <table:table-cell table:style-name="ce31" table:formula="of:=HLOOKUP(MID([.A27];1;1);[.$C$5:.$F$6];2;0)*MID([.A31];1;1) + HLOOKUP(MID([.A27];2;1);[.$C$5:.$F$6];2;0)*MID([.A31];2;1)" office:value-type="float" office:value="8">
            <text:p>8</text:p>
          </table:table-cell>
          <table:table-cell table:style-name="ce43" table:formula="of:=VLOOKUP([.B31]+[.C27];[.$B$7:.$N$22];[.B25])" office:value-type="float" office:value="0">
            <text:p>#NV</text:p>
          </table:table-cell>
          <table:table-cell table:style-name="ce43" table:formula="of:=VLOOKUP([.B31]+[.D27];[.$B$7:.$N$22];[.B25])" office:value-type="float" office:value="0">
            <text:p>#NV</text:p>
          </table:table-cell>
          <table:table-cell table:style-name="ce43" table:formula="of:=VLOOKUP([.B31]+[.E27];[.$B$7:.$N$22];[.B25])" office:value-type="float" office:value="0">
            <text:p>#NV</text:p>
          </table:table-cell>
          <table:table-cell table:style-name="ce43" table:formula="of:=VLOOKUP([.B31]+[.F27];[.$B$7:.$N$22];[.B25])" office:value-type="float" office:value="0">
            <text:p>#NV</text:p>
          </table:table-cell>
          <table:table-cell table:style-name="ce62"/>
          <table:table-cell table:style-name="ce17" office:value-type="string">
            <text:p>10</text:p>
          </table:table-cell>
          <table:table-cell table:style-name="ce31" table:formula="of:=HLOOKUP(MID([.H27];1;1);[.$C$5:.$F$6];2;0)*MID([.H31];1;1) + HLOOKUP(MID([.H27];2;1);[.$C$5:.$F$6];2;0)*MID([.H31];2;1)" office:value-type="float" office:value="8">
            <text:p>8</text:p>
          </table:table-cell>
          <table:table-cell table:style-name="ce43" table:formula="of:=VLOOKUP([.I31]+[.J27];[.$B$7:.$N$22];[.I25])" office:value-type="float" office:value="0">
            <text:p>0</text:p>
          </table:table-cell>
          <table:table-cell table:style-name="ce43" table:formula="of:=VLOOKUP([.I31]+[.K27];[.$B$7:.$N$22];[.I25])" office:value-type="float" office:value="0">
            <text:p>0</text:p>
          </table:table-cell>
          <table:table-cell table:style-name="ce43" table:formula="of:=VLOOKUP([.I31]+[.L27];[.$B$7:.$N$22];[.I25])" office:value-type="float" office:value="0">
            <text:p>0</text:p>
          </table:table-cell>
          <table:table-cell table:style-name="ce43" table:formula="of:=VLOOKUP([.I31]+[.M27];[.$B$7:.$N$22];[.I25])" office:value-type="float" office:value="0">
            <text:p>0</text:p>
          </table:table-cell>
          <table:table-cell table:style-name="ce79"/>
          <table:table-cell table:style-name="Default"/>
          <table:table-cell table:style-name="ce84"/>
          <table:table-cell table:style-name="ce17" office:value-type="string">
            <text:p>10</text:p>
          </table:table-cell>
          <table:table-cell table:style-name="ce31" table:formula="of:=HLOOKUP(MID([.Q27];1;1);[.$C$5:.$F$6];2;0)*MID([.Q31];1;1) + HLOOKUP(MID([.Q27];2;1);[.$C$5:.$F$6];2;0)*MID([.Q31];2;1)" office:value-type="float" office:value="8">
            <text:p>8</text:p>
          </table:table-cell>
          <table:table-cell table:style-name="ce43" table:formula="of:=VLOOKUP([.R31]+[.S27];[.$B$7:.$N$22];[.R25])" office:value-type="float" office:value="1">
            <text:p>1</text:p>
          </table:table-cell>
          <table:table-cell table:style-name="ce43" table:formula="of:=VLOOKUP([.R31]+[.T27];[.$B$7:.$N$22];[.R25])" office:value-type="float" office:value="1">
            <text:p>1</text:p>
          </table:table-cell>
          <table:table-cell table:style-name="ce108" table:formula="of:=VLOOKUP([.R31]+[.U27];[.$B$7:.$N$22];[.R25])" office:value-type="float" office:value="0">
            <text:p>0</text:p>
          </table:table-cell>
          <table:table-cell table:style-name="ce43" table:formula="of:=VLOOKUP([.R31]+[.V27];[.$B$7:.$N$22];[.R25])" office:value-type="float" office:value="1">
            <text:p>1</text:p>
          </table:table-cell>
          <table:table-cell table:style-name="ce115"/>
          <table:table-cell table:style-name="ce17" office:value-type="string">
            <text:p>10</text:p>
          </table:table-cell>
          <table:table-cell table:style-name="ce31" table:formula="of:=HLOOKUP(MID([.X27];1;1);[.$C$5:.$F$6];2;0)*MID([.X31];1;1) + HLOOKUP(MID([.X27];2;1);[.$C$5:.$F$6];2;0)*MID([.X31];2;1)" office:value-type="float" office:value="8">
            <text:p>8</text:p>
          </table:table-cell>
          <table:table-cell table:style-name="ce43" table:formula="of:=VLOOKUP([.Y31]+[.Z27];[.$B$7:.$N$22];[.Y25])" office:value-type="float" office:value="1">
            <text:p>1</text:p>
          </table:table-cell>
          <table:table-cell table:style-name="ce43" table:formula="of:=VLOOKUP([.Y31]+[.AA27];[.$B$7:.$N$22];[.Y25])" office:value-type="float" office:value="1">
            <text:p>1</text:p>
          </table:table-cell>
          <table:table-cell table:style-name="ce108" table:formula="of:=VLOOKUP([.Y31]+[.AB27];[.$B$7:.$N$22];[.Y25])" office:value-type="float" office:value="0">
            <text:p>0</text:p>
          </table:table-cell>
          <table:table-cell table:style-name="ce128" table:formula="of:=VLOOKUP([.Y31]+[.AC27];[.$B$7:.$N$22];[.Y25])" office:value-type="float" office:value="1">
            <text:p>1</text:p>
          </table:table-cell>
          <table:table-cell table:style-name="ce115"/>
          <table:table-cell table:style-name="ce17" office:value-type="string">
            <text:p>10</text:p>
          </table:table-cell>
          <table:table-cell table:style-name="ce31" table:formula="of:=HLOOKUP(MID([.AE27];1;1);[.$C$5:.$F$6];2;0)*MID([.AE31];1;1) + HLOOKUP(MID([.AE27];2;1);[.$C$5:.$F$6];2;0)*MID([.AE31];2;1)" office:value-type="float" office:value="8">
            <text:p>8</text:p>
          </table:table-cell>
          <table:table-cell table:style-name="ce43" table:formula="of:=VLOOKUP([.AF31]+[.AG27];[.$B$7:.$N$22];[.AF25])" office:value-type="float" office:value="1">
            <text:p>1</text:p>
          </table:table-cell>
          <table:table-cell table:style-name="ce43" table:formula="of:=VLOOKUP([.AF31]+[.AH27];[.$B$7:.$N$22];[.AF25])" office:value-type="float" office:value="1">
            <text:p>1</text:p>
          </table:table-cell>
          <table:table-cell table:style-name="ce43" table:formula="of:=VLOOKUP([.AF31]+[.AI27];[.$B$7:.$N$22];[.AF25])" office:value-type="float" office:value="1">
            <text:p>1</text:p>
          </table:table-cell>
          <table:table-cell table:style-name="ce43" table:formula="of:=VLOOKUP([.AF31]+[.AJ27];[.$B$7:.$N$22];[.AF25])" office:value-type="float" office:value="1">
            <text:p>1</text:p>
          </table:table-cell>
          <table:table-cell table:style-name="ce115"/>
          <table:table-cell table:style-name="ce17" office:value-type="string">
            <text:p>10</text:p>
          </table:table-cell>
          <table:table-cell table:style-name="ce31" table:formula="of:=HLOOKUP(MID([.AL27];1;1);[.$C$5:.$F$6];2;0)*MID([.AL31];1;1) + HLOOKUP(MID([.AL27];2;1);[.$C$5:.$F$6];2;0)*MID([.AL31];2;1)" office:value-type="float" office:value="8">
            <text:p>8</text:p>
          </table:table-cell>
          <table:table-cell table:style-name="ce43" table:formula="of:=VLOOKUP([.AM31]+[.AN27];[.$B$7:.$N$22];[.AM25])" office:value-type="float" office:value="1">
            <text:p>1</text:p>
          </table:table-cell>
          <table:table-cell table:style-name="ce43" table:formula="of:=VLOOKUP([.AM31]+[.AO27];[.$B$7:.$N$22];[.AM25])" office:value-type="float" office:value="1">
            <text:p>1</text:p>
          </table:table-cell>
          <table:table-cell table:style-name="ce43" table:formula="of:=VLOOKUP([.AM31]+[.AP27];[.$B$7:.$N$22];[.AM25])" office:value-type="float" office:value="1">
            <text:p>1</text:p>
          </table:table-cell>
          <table:table-cell table:style-name="ce129" table:formula="of:=VLOOKUP([.AM31]+[.AQ27];[.$B$7:.$N$22];[.AM25])" office:value-type="float" office:value="0">
            <text:p>0</text:p>
          </table:table-cell>
          <table:table-cell table:style-name="ce115"/>
          <table:table-cell table:style-name="ce17" office:value-type="string">
            <text:p>10</text:p>
          </table:table-cell>
          <table:table-cell table:style-name="ce31" table:formula="of:=HLOOKUP(MID([.AS27];1;1);[.$C$5:.$F$6];2;0)*MID([.AS31];1;1) + HLOOKUP(MID([.AS27];2;1);[.$C$5:.$F$6];2;0)*MID([.AS31];2;1)" office:value-type="float" office:value="8">
            <text:p>8</text:p>
          </table:table-cell>
          <table:table-cell table:style-name="ce43" table:formula="of:=VLOOKUP([.AT31]+[.AU27];[.$B$7:.$N$22];[.AT25])" office:value-type="float" office:value="1">
            <text:p>1</text:p>
          </table:table-cell>
          <table:table-cell table:style-name="ce129" table:formula="of:=VLOOKUP([.AT31]+[.AV27];[.$B$7:.$N$22];[.AT25])" office:value-type="float" office:value="0">
            <text:p>0</text:p>
          </table:table-cell>
          <table:table-cell table:style-name="ce43" table:formula="of:=VLOOKUP([.AT31]+[.AW27];[.$B$7:.$N$22];[.AT25])" office:value-type="float" office:value="1">
            <text:p>1</text:p>
          </table:table-cell>
          <table:table-cell table:style-name="ce43" table:formula="of:=VLOOKUP([.AT31]+[.AX27];[.$B$7:.$N$22];[.AT25])" office:value-type="float" office:value="1">
            <text:p>1</text:p>
          </table:table-cell>
          <table:table-cell table:style-name="ce115"/>
          <table:table-cell table:style-name="ce17" office:value-type="string">
            <text:p>10</text:p>
          </table:table-cell>
          <table:table-cell table:style-name="ce31" table:formula="of:=HLOOKUP(MID([.AZ27];1;1);[.$C$5:.$F$6];2;0)*MID([.AZ31];1;1) + HLOOKUP(MID([.AZ27];2;1);[.$C$5:.$F$6];2;0)*MID([.AZ31];2;1)" office:value-type="float" office:value="8">
            <text:p>8</text:p>
          </table:table-cell>
          <table:table-cell table:style-name="ce43" table:formula="of:=VLOOKUP([.BA31]+[.BB27];[.$B$7:.$N$22];[.BA25])" office:value-type="float" office:value="1">
            <text:p>1</text:p>
          </table:table-cell>
          <table:table-cell table:style-name="ce43" table:formula="of:=VLOOKUP([.BA31]+[.BC27];[.$B$7:.$N$22];[.BA25])" office:value-type="float" office:value="1">
            <text:p>1</text:p>
          </table:table-cell>
          <table:table-cell table:style-name="ce43" table:formula="of:=VLOOKUP([.BA31]+[.BD27];[.$B$7:.$N$22];[.BA25])" office:value-type="float" office:value="1">
            <text:p>1</text:p>
          </table:table-cell>
          <table:table-cell table:style-name="ce43" table:formula="of:=VLOOKUP([.BA31]+[.BE27];[.$B$7:.$N$22];[.BA25])" office:value-type="float" office:value="1">
            <text:p>1</text:p>
          </table:table-cell>
          <table:table-cell table:style-name="ce115"/>
          <table:table-cell table:style-name="ce17" office:value-type="string">
            <text:p>10</text:p>
          </table:table-cell>
          <table:table-cell table:style-name="ce31" table:formula="of:=HLOOKUP(MID([.BG27];1;1);[.$C$5:.$F$6];2;0)*MID([.BG31];1;1) + HLOOKUP(MID([.BG27];2;1);[.$C$5:.$F$6];2;0)*MID([.BG31];2;1)" office:value-type="float" office:value="8">
            <text:p>8</text:p>
          </table:table-cell>
          <table:table-cell table:style-name="ce43" table:formula="of:=VLOOKUP([.BH31]+[.BI27];[.$B$7:.$N$22];[.BH25])" office:value-type="float" office:value="1">
            <text:p>1</text:p>
          </table:table-cell>
          <table:table-cell table:style-name="ce43" table:formula="of:=VLOOKUP([.BH31]+[.BJ27];[.$B$7:.$N$22];[.BH25])" office:value-type="float" office:value="1">
            <text:p>1</text:p>
          </table:table-cell>
          <table:table-cell table:style-name="ce43" table:formula="of:=VLOOKUP([.BH31]+[.BK27];[.$B$7:.$N$22];[.BH25])" office:value-type="float" office:value="1">
            <text:p>1</text:p>
          </table:table-cell>
          <table:table-cell table:style-name="ce43" table:formula="of:=VLOOKUP([.BH31]+[.BL27];[.$B$7:.$N$22];[.BH25])" office:value-type="float" office:value="1">
            <text:p>1</text:p>
          </table:table-cell>
          <table:table-cell table:style-name="ce82"/>
          <table:table-cell table:style-name="ce64" office:value-type="string">
            <text:p>D</text:p>
          </table:table-cell>
          <table:table-cell table:style-name="ce64" office:value-type="string">
            <text:p>C</text:p>
          </table:table-cell>
          <table:table-cell table:style-name="ce64" office:value-type="string">
            <text:p>B</text:p>
          </table:table-cell>
          <table:table-cell table:style-name="ce64" office:value-type="string">
            <text:p>A</text:p>
          </table:table-cell>
          <table:table-cell table:number-columns-repeated="955"/>
        </table:table-row>
        <table:table-row table:style-name="ro5">
          <table:table-cell table:style-name="ce18" table:number-columns-spanned="6" table:number-rows-spanned="1"/>
          <table:covered-table-cell table:number-columns-repeated="4" table:style-name="ce32"/>
          <table:covered-table-cell table:style-name="ce54"/>
          <table:table-cell table:style-name="ce62"/>
          <table:table-cell table:style-name="ce18" table:number-columns-spanned="6" table:number-rows-spanned="1"/>
          <table:covered-table-cell table:number-columns-repeated="4" table:style-name="ce32"/>
          <table:covered-table-cell table:style-name="ce54"/>
          <table:table-cell table:style-name="ce79"/>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3"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style-name="ce39"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style-name="ce39" office:value-type="string">
            <text:p>X</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4" table:style-name="ce34"/>
          <table:covered-table-cell table:style-name="ce55"/>
          <table:table-cell table:style-name="ce62"/>
          <table:table-cell table:style-name="ce20" table:number-columns-spanned="6" table:number-rows-spanned="1"/>
          <table:covered-table-cell table:number-columns-repeated="4" table:style-name="ce34"/>
          <table:covered-table-cell table:style-name="ce55"/>
          <table:table-cell table:style-name="ce79"/>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82"/>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3" table:style-name="ce39" office:value-type="float" office:value="1">
            <text:p>1</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3" table:style-name="ce34"/>
          <table:covered-table-cell table:style-name="ce33"/>
          <table:covered-table-cell table:style-name="ce55"/>
          <table:table-cell table:style-name="ce62"/>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79"/>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string">
            <text:p>X</text:p>
          </table:table-cell>
          <table:table-cell table:number-columns-repeated="3"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3" table:style-name="ce34"/>
          <table:covered-table-cell table:style-name="ce33"/>
          <table:covered-table-cell table:style-name="ce55"/>
          <table:table-cell table:style-name="ce62"/>
          <table:table-cell table:style-name="ce66" office:value-type="string" table:number-columns-spanned="6" table:number-rows-spanned="1">
            <text:p>-D</text:p>
          </table:table-cell>
          <table:covered-table-cell table:number-columns-repeated="3" table:style-name="ce34"/>
          <table:covered-table-cell table:style-name="ce33"/>
          <table:covered-table-cell table:style-name="ce55"/>
          <table:table-cell table:style-name="ce79"/>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39" office:value-type="float" office:value="0">
            <text:p>0</text:p>
          </table:table-cell>
          <table:table-cell table:style-name="ce39" office:value-type="string">
            <text:p>X</text:p>
          </table:table-cell>
          <table:table-cell table:number-columns-repeated="2"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style-name="ce39" office:value-type="string">
            <text:p>X</text:p>
          </table:table-cell>
          <table:table-cell table:number-columns-repeated="2"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3" table:style-name="ce39" office:value-type="float" office:value="0">
            <text:p>0</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4" table:style-name="ce35"/>
          <table:covered-table-cell table:style-name="ce56"/>
          <table:table-cell table:style-name="ce62"/>
          <table:table-cell table:style-name="ce20" table:number-columns-spanned="6" table:number-rows-spanned="1"/>
          <table:covered-table-cell table:number-columns-repeated="4" table:style-name="ce35"/>
          <table:covered-table-cell table:style-name="ce56"/>
          <table:table-cell table:style-name="ce79"/>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142" office:value-type="string" table:number-columns-spanned="6" table:number-rows-spanned="1">
            <text:p>T = µ D -C -B -A</text:p>
          </table:table-cell>
          <table:covered-table-cell table:number-columns-repeated="4" table:style-name="ce35"/>
          <table:covered-table-cell table:style-name="ce56"/>
          <table:table-cell table:style-name="ce82"/>
          <table:table-cell table:style-name="ce39" office:value-type="float" office:value="0">
            <text:p>0</text:p>
          </table:table-cell>
          <table:table-cell table:number-columns-repeated="3" table:style-name="ce39" office:value-type="float" office:value="1">
            <text:p>1</text:p>
          </table:table-cell>
          <table:table-cell table:number-columns-repeated="955"/>
        </table:table-row>
        <table:table-row table:style-name="ro5">
          <table:table-cell table:style-name="ce21" table:number-columns-spanned="6" table:number-rows-spanned="1"/>
          <table:covered-table-cell table:number-columns-repeated="4" table:style-name="ce36"/>
          <table:covered-table-cell table:style-name="ce57"/>
          <table:table-cell table:style-name="ce63"/>
          <table:table-cell table:style-name="ce67" office:value-type="string" table:number-columns-spanned="6" table:number-rows-spanned="1">
            <text:p>T = µ -P -D</text:p>
          </table:table-cell>
          <table:covered-table-cell table:number-columns-repeated="4" table:style-name="ce36"/>
          <table:covered-table-cell table:style-name="ce57"/>
          <table:table-cell table:style-name="ce80"/>
          <table:table-cell table:style-name="ce69" table:number-columns-repeated="2"/>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L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4"/>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number-columns-repeated="2"/>
          <table:table-cell table:style-name="ce70" office:value-type="float" office:value="20" table:number-columns-spanned="6" table:number-rows-spanned="1">
            <text:p>+20</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1" table:number-columns-spanned="6" table:number-rows-spanned="1">
            <text:p>+11</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10" table:number-columns-spanned="6" table:number-rows-spanned="1">
            <text:p>+10</text:p>
          </table:table-cell>
          <table:covered-table-cell table:number-columns-repeated="5" table:style-name="ce72"/>
          <table:table-cell table:style-name="ce144" table:formula="of:=SUM([.I48:.BL48])" office:value-type="float" office:value="85" table:number-columns-spanned="2" table:number-rows-spanned="1">
            <text:p>85</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3"/>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number-columns-repeated="2"/>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3" table:number-columns-spanned="6" table:number-rows-spanned="1">
            <text:p>+3</text:p>
          </table:table-cell>
          <table:covered-table-cell table:number-columns-repeated="5" table:style-name="ce73"/>
          <table:table-cell table:style-name="ce145" table:formula="of:=SUM([.I49:.BL49])" office:value-type="float" office:value="26" table:number-columns-spanned="2" table:number-rows-spanned="1">
            <text:p>26</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4"/>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5"/>
          <table:table-cell table:number-columns-repeated="1009"/>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8"/>
          <table:table-cell table:style-name="Default" table:number-columns-repeated="17"/>
          <table:table-cell table:number-columns-repeated="988"/>
        </table:table-row>
        <table:table-row table:style-name="ro5" table:number-rows-repeated="2">
          <table:table-cell table:number-columns-repeated="19"/>
          <table:table-cell table:style-name="Default" table:number-columns-repeated="17"/>
          <table:table-cell table:number-columns-repeated="988"/>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0-F (lower c)"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F (lower c)</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162" office:value-type="float" office:value="0">
            <text:p>0</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162" office:value-type="float" office:value="0">
            <text:p>0</text:p>
          </table:table-cell>
          <table:table-cell table:style-name="ce61" office:value-type="float" office:value="1">
            <text:p>1</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3"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71"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71"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5" table:formula="of:=VLOOKUP([.X29]+[.Z27];[.$B$7:.$M$22];[.X25])" office:value-type="float" office:value="0">
            <text:p>0</text:p>
          </table:table-cell>
          <table:table-cell table:style-name="ce43" table:formula="of:=VLOOKUP([.X29]+[.AA27];[.$B$7:.$M$22];[.X25])" office:value-type="float" office:value="1">
            <text:p>1</text:p>
          </table:table-cell>
          <table:table-cell table:style-name="ce129"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74"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5" table:formula="of:=VLOOKUP([.AS29]+[.AU27];[.$B$7:.$M$22];[.AS25])" office:value-type="float" office:value="0">
            <text:p>0</text:p>
          </table:table-cell>
          <table:table-cell table:style-name="ce71"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71"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74"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62" table:formula="of:=VLOOKUP([.Q30]+[.R27];[.$B$7:.$M$22];[.Q25])" office:value-type="float" office:value="0">
            <text:p>0</text:p>
          </table:table-cell>
          <table:table-cell table:style-name="ce107" table:formula="of:=VLOOKUP([.Q30]+[.S27];[.$B$7:.$M$22];[.Q25])" office:value-type="float" office:value="0">
            <text:p>0</text:p>
          </table:table-cell>
          <table:table-cell table:style-name="ce43" table:formula="of:=VLOOKUP([.Q30]+[.T27];[.$B$7:.$M$22];[.Q25])" office:value-type="float" office:value="1">
            <text:p>1</text:p>
          </table:table-cell>
          <table:table-cell table:style-name="ce43" table:formula="of:=VLOOKUP([.Q30]+[.U27];[.$B$7:.$M$22];[.Q25])" office:value-type="float" office:value="1">
            <text:p>1</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4" table:formula="of:=VLOOKUP([.X30]+[.Y27];[.$B$7:.$M$22];[.X25])" office:value-type="float" office:value="0">
            <text:p>0</text:p>
          </table:table-cell>
          <table:table-cell table:style-name="ce43" table:formula="of:=VLOOKUP([.X30]+[.Z27];[.$B$7:.$M$22];[.X25])" office:value-type="float" office:value="1">
            <text:p>1</text:p>
          </table:table-cell>
          <table:table-cell table:style-name="ce126" table:formula="of:=VLOOKUP([.X30]+[.AA27];[.$B$7:.$M$22];[.X25])" office:value-type="float" office:value="0">
            <text:p>0</text:p>
          </table:table-cell>
          <table:table-cell table:style-name="ce124" table:formula="of:=VLOOKUP([.X30]+[.AB27];[.$B$7:.$M$22];[.X25])" office:value-type="float" office:value="0">
            <text:p>0</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4" table:formula="of:=VLOOKUP([.AE30]+[.AF27];[.$B$7:.$M$22];[.AE25])" office:value-type="float" office:value="0">
            <text:p>0</text:p>
          </table:table-cell>
          <table:table-cell table:style-name="ce43" table:formula="of:=VLOOKUP([.AE30]+[.AG27];[.$B$7:.$M$22];[.AE25])" office:value-type="float" office:value="1">
            <text:p>1</text:p>
          </table:table-cell>
          <table:table-cell table:style-name="ce126" table:formula="of:=VLOOKUP([.AE30]+[.AH27];[.$B$7:.$M$22];[.AE25])" office:value-type="float" office:value="0">
            <text:p>0</text:p>
          </table:table-cell>
          <table:table-cell table:style-name="ce124" table:formula="of:=VLOOKUP([.AE30]+[.AI27];[.$B$7:.$M$22];[.AE25])" office:value-type="float" office:value="0">
            <text:p>0</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float" office:value="1">
            <text:p>1</text:p>
          </table:table-cell>
          <table:table-cell table:style-name="ce43" table:formula="of:=VLOOKUP([.AL30]+[.AN27];[.$B$7:.$M$22];[.AL25])" office:value-type="float" office:value="1">
            <text:p>1</text:p>
          </table:table-cell>
          <table:table-cell table:style-name="ce126" table:formula="of:=VLOOKUP([.AL30]+[.AO27];[.$B$7:.$M$22];[.AL25])" office:value-type="float" office:value="0">
            <text:p>0</text:p>
          </table:table-cell>
          <table:table-cell table:style-name="ce43" table:formula="of:=VLOOKUP([.AL30]+[.AP27];[.$B$7:.$M$22];[.AL25])" office:value-type="float" office:value="1">
            <text:p>1</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float" office:value="1">
            <text:p>1</text:p>
          </table:table-cell>
          <table:table-cell table:style-name="ce43" table:formula="of:=VLOOKUP([.AS30]+[.AU27];[.$B$7:.$M$22];[.AS25])" office:value-type="float" office:value="1">
            <text:p>1</text:p>
          </table:table-cell>
          <table:table-cell table:style-name="ce43" table:formula="of:=VLOOKUP([.AS30]+[.AV27];[.$B$7:.$M$22];[.AS25])" office:value-type="float" office:value="1">
            <text:p>1</text:p>
          </table:table-cell>
          <table:table-cell table:style-name="ce43" table:formula="of:=VLOOKUP([.AS30]+[.AW27];[.$B$7:.$M$22];[.AS25])" office:value-type="float" office:value="1">
            <text:p>1</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62" table:formula="of:=VLOOKUP([.AZ30]+[.BA27];[.$B$7:.$M$22];[.AZ25])" office:value-type="float" office:value="0">
            <text:p>0</text:p>
          </table:table-cell>
          <table:table-cell table:style-name="ce107" table:formula="of:=VLOOKUP([.AZ30]+[.BB27];[.$B$7:.$M$22];[.AZ25])" office:value-type="float" office:value="0">
            <text:p>0</text:p>
          </table:table-cell>
          <table:table-cell table:style-name="ce43" table:formula="of:=VLOOKUP([.AZ30]+[.BC27];[.$B$7:.$M$22];[.AZ25])" office:value-type="float" office:value="1">
            <text:p>1</text:p>
          </table:table-cell>
          <table:table-cell table:style-name="ce43" table:formula="of:=VLOOKUP([.AZ30]+[.BD27];[.$B$7:.$M$22];[.AZ25])" office:value-type="float" office:value="1">
            <text:p>1</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61" table:formula="of:=VLOOKUP([.BG30]+[.BH27];[.$B$7:.$M$22];[.BG25])" office:value-type="float" office:value="1">
            <text:p>1</text:p>
          </table:table-cell>
          <table:table-cell table:style-name="ce43" table:formula="of:=VLOOKUP([.BG30]+[.BI27];[.$B$7:.$M$22];[.BG25])" office:value-type="float" office:value="1">
            <text:p>1</text:p>
          </table:table-cell>
          <table:table-cell table:style-name="ce43" table:formula="of:=VLOOKUP([.BG30]+[.BJ27];[.$B$7:.$M$22];[.BG25])" office:value-type="float" office:value="1">
            <text:p>1</text:p>
          </table:table-cell>
          <table:table-cell table:style-name="ce43" table:formula="of:=VLOOKUP([.BG30]+[.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108" table:formula="of:=VLOOKUP([.Q31]+[.T27];[.$B$7:.$M$22];[.Q25])" office:value-type="float" office:value="0">
            <text:p>0</text:p>
          </table:table-cell>
          <table:table-cell table:style-name="ce43" table:formula="of:=VLOOKUP([.Q31]+[.U27];[.$B$7:.$M$22];[.Q25])" office:value-type="float" office:value="1">
            <text:p>1</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108" table:formula="of:=VLOOKUP([.X31]+[.AA27];[.$B$7:.$M$22];[.X25])" office:value-type="float" office:value="0">
            <text:p>0</text:p>
          </table:table-cell>
          <table:table-cell table:style-name="ce128" table:formula="of:=VLOOKUP([.X31]+[.AB27];[.$B$7:.$M$22];[.X25])" office:value-type="float" office:value="1">
            <text:p>1</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float" office:value="1">
            <text:p>1</text:p>
          </table:table-cell>
          <table:table-cell table:style-name="ce43" table:formula="of:=VLOOKUP([.AE31]+[.AI27];[.$B$7:.$M$22];[.AE25])" office:value-type="float" office:value="1">
            <text:p>1</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float" office:value="1">
            <text:p>1</text:p>
          </table:table-cell>
          <table:table-cell table:style-name="ce129" table:formula="of:=VLOOKUP([.AL31]+[.AP27];[.$B$7:.$M$22];[.AL25])" office:value-type="float" office:value="0">
            <text:p>0</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43" table:formula="of:=VLOOKUP([.AS31]+[.AV27];[.$B$7:.$M$22];[.AS25])" office:value-type="float" office:value="1">
            <text:p>1</text:p>
          </table:table-cell>
          <table:table-cell table:style-name="ce43" table:formula="of:=VLOOKUP([.AS31]+[.AW27];[.$B$7:.$M$22];[.AS25])" office:value-type="float" office:value="1">
            <text:p>1</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43" table:formula="of:=VLOOKUP([.AZ31]+[.BC27];[.$B$7:.$M$22];[.AZ25])" office:value-type="float" office:value="1">
            <text:p>1</text:p>
          </table:table-cell>
          <table:table-cell table:style-name="ce43" table:formula="of:=VLOOKUP([.AZ31]+[.BD27];[.$B$7:.$M$22];[.AZ25])" office:value-type="float" office:value="1">
            <text:p>1</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float" office:value="1">
            <text:p>1</text:p>
          </table:table-cell>
          <table:table-cell table:style-name="ce43" table:formula="of:=VLOOKUP([.BG31]+[.BK27];[.$B$7:.$M$22];[.BG25])" office:value-type="float" office:value="1">
            <text:p>1</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4" table:style-name="ce34"/>
          <table:covered-table-cell table:style-name="ce55"/>
          <table:table-cell table:style-name="ce116"/>
          <table:table-cell table:style-name="ce122" office:value-type="string" table:number-columns-spanned="6" table:number-rows-spanned="1">
            <text:p>M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M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3" table:number-columns-spanned="6" table:number-rows-spanned="1">
            <text:p>+13</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81" table:number-columns-spanned="2" table:number-rows-spanned="1">
            <text:p>81</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25" table:number-columns-spanned="2" table:number-rows-spanned="1">
            <text:p>25</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9"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9</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 -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9" table:number-columns-spanned="6" table:number-rows-spanned="1">
            <text:p>+9</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42" table:number-columns-spanned="2" table:number-rows-spanned="1">
            <text:p>42</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7"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7</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4" table:number-columns-spanned="6" table:number-rows-spanned="1">
            <text:p>+4</text:p>
          </table:table-cell>
          <table:covered-table-cell table:number-columns-repeated="5" table:style-name="ce72"/>
          <table:table-cell table:style-name="ce144" table:formula="of:=SUM([.I48:.BK48])" office:value-type="float" office:value="40" table:number-columns-spanned="2" table:number-rows-spanned="1">
            <text:p>4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5"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5</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29"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string" office:string-value="X">
            <text:p>X</text:p>
          </table:table-cell>
          <table:table-cell table:style-name="ce105"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129"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43" table:formula="of:=VLOOKUP([.AL29]+[.AO27];[.$B$7:.$M$22];[.AL25])" office:value-type="string" office:string-value="X">
            <text:p>X</text:p>
          </table:table-cell>
          <table:table-cell table:style-name="ce105"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string" office:string-value="X">
            <text:p>X</text:p>
          </table:table-cell>
          <table:table-cell table:style-name="ce105"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string" office:string-value="X">
            <text:p>X</text:p>
          </table:table-cell>
          <table:table-cell table:style-name="ce129"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43" table:formula="of:=VLOOKUP([.BG29]+[.BJ27];[.$B$7:.$M$22];[.BG25])" office:value-type="string" office:string-value="X">
            <text:p>X</text:p>
          </table:table-cell>
          <table:table-cell table:style-name="ce43"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05"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05"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05"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129"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43"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B</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J</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µ G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 = µ C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3" table:number-columns-spanned="6" table:number-rows-spanned="1">
            <text:p>+3</text:p>
          </table:table-cell>
          <table:covered-table-cell table:number-columns-repeated="5" table:style-name="ce72"/>
          <table:table-cell table:style-name="ce144" table:formula="of:=SUM([.I48:.BK48])" office:value-type="float" office:value="23" table:number-columns-spanned="2" table:number-rows-spanned="1">
            <text:p>2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4" table:number-columns-spanned="2" table:number-rows-spanned="1">
            <text:p>14</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3"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3</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float" office:value="1">
            <text:p>1</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float" office:value="0">
            <text:p>0</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float" office:value="0">
            <text:p>0</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float" office:value="1">
            <text:p>1</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106" table:formula="of:=VLOOKUP([.Q29]+[.S27];[.$B$7:.$M$22];[.Q25])" office:value-type="string" office:string-value="X">
            <text:p>X</text:p>
          </table:table-cell>
          <table:table-cell table:style-name="ce43" table:formula="of:=VLOOKUP([.Q29]+[.T27];[.$B$7:.$M$22];[.Q25])" office:value-type="string" office:string-value="X">
            <text:p>X</text:p>
          </table:table-cell>
          <table:table-cell table:style-name="ce43"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43"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106"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43"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106"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106"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G</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G</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10" table:number-columns-spanned="2" table:number-rows-spanned="1">
            <text:p>1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7" table:number-columns-spanned="2" table:number-rows-spanned="1">
            <text:p>7</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2"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2</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129" table:formula="of:=VLOOKUP([.Q28]+[.R27];[.$B$7:.$M$22];[.Q25])" office:value-type="float" office:value="1">
            <text:p>1</text:p>
          </table:table-cell>
          <table:table-cell table:style-name="ce43" table:formula="of:=VLOOKUP([.Q28]+[.S27];[.$B$7:.$M$22];[.Q25])" office:value-type="float" office:value="0">
            <text:p>0</text:p>
          </table:table-cell>
          <table:table-cell table:style-name="ce43"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string" office:string-value="X">
            <text:p>X</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129" table:formula="of:=VLOOKUP([.AE28]+[.AF27];[.$B$7:.$M$22];[.AE25])" office:value-type="float" office:value="1">
            <text:p>1</text:p>
          </table:table-cell>
          <table:table-cell table:style-name="ce129" table:formula="of:=VLOOKUP([.AE28]+[.AG27];[.$B$7:.$M$22];[.AE25])" office:value-type="float" office:value="1">
            <text:p>1</text:p>
          </table:table-cell>
          <table:table-cell table:style-name="ce43"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129" table:formula="of:=VLOOKUP([.AL28]+[.AM27];[.$B$7:.$M$22];[.AL25])" office:value-type="float" office:value="1">
            <text:p>1</text:p>
          </table:table-cell>
          <table:table-cell table:style-name="ce43" table:formula="of:=VLOOKUP([.AL28]+[.AN27];[.$B$7:.$M$22];[.AL25])" office:value-type="float" office:value="0">
            <text:p>0</text:p>
          </table:table-cell>
          <table:table-cell table:style-name="ce43"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29" table:formula="of:=VLOOKUP([.Q29]+[.R27];[.$B$7:.$M$22];[.Q25])" office:value-type="string" office:string-value="X">
            <text:p>X</text:p>
          </table:table-cell>
          <table:table-cell table:style-name="ce43" table:formula="of:=VLOOKUP([.Q29]+[.S27];[.$B$7:.$M$22];[.Q25])" office:value-type="string" office:string-value="X">
            <text:p>X</text:p>
          </table:table-cell>
          <table:table-cell table:style-name="ce43"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129"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29"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29"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9"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29"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129" table:formula="of:=VLOOKUP([.Q31]+[.R27];[.$B$7:.$M$22];[.Q25])" office:value-type="string" office:string-value="X">
            <text:p>X</text:p>
          </table:table-cell>
          <table:table-cell table:style-name="ce43" table:formula="of:=VLOOKUP([.Q31]+[.S27];[.$B$7:.$M$22];[.Q25])" office:value-type="string" office:string-value="X">
            <text:p>X</text:p>
          </table:table-cell>
          <table:table-cell table:style-name="ce43"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129"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129"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A</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4" table:number-columns-spanned="2" table:number-rows-spanned="1">
            <text:p>4</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3" table:number-columns-spanned="2" table:number-rows-spanned="1">
            <text:p>3</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1-2 (0 off)"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1-2 (0 off)</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7"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0">
            <text:p>0</text:p>
          </table:table-cell>
          <table:table-cell table:style-name="ce43" table:formula="of:=VLOOKUP([.Q28]+[.S27];[.$B$7:.$M$22];[.Q25])" office:value-type="float" office:value="0">
            <text:p>0</text:p>
          </table:table-cell>
          <table:table-cell table:style-name="ce129"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05" table:formula="of:=VLOOKUP([.X28]+[.Y27];[.$B$7:.$M$22];[.X25])" office:value-type="float" office:value="0">
            <text:p>0</text:p>
          </table:table-cell>
          <table:table-cell table:style-name="ce43" table:formula="of:=VLOOKUP([.X28]+[.Z27];[.$B$7:.$M$22];[.X25])" office:value-type="float" office:value="1">
            <text:p>1</text:p>
          </table:table-cell>
          <table:table-cell table:style-name="ce43" table:formula="of:=VLOOKUP([.X28]+[.AA27];[.$B$7:.$M$22];[.X25])" office:value-type="string" office:string-value="X">
            <text:p>X</text:p>
          </table:table-cell>
          <table:table-cell table:style-name="ce43"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0">
            <text:p>0</text:p>
          </table:table-cell>
          <table:table-cell table:style-name="ce129" table:formula="of:=VLOOKUP([.AE28]+[.AG27];[.$B$7:.$M$22];[.AE25])" office:value-type="float" office:value="1">
            <text:p>1</text:p>
          </table:table-cell>
          <table:table-cell table:style-name="ce129"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0">
            <text:p>0</text:p>
          </table:table-cell>
          <table:table-cell table:style-name="ce43" table:formula="of:=VLOOKUP([.AL28]+[.AN27];[.$B$7:.$M$22];[.AL25])" office:value-type="float" office:value="0">
            <text:p>0</text:p>
          </table:table-cell>
          <table:table-cell table:style-name="ce129"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0">
            <text:p>0</text:p>
          </table:table-cell>
          <table:table-cell table:style-name="ce43" table:formula="of:=VLOOKUP([.AS28]+[.AU27];[.$B$7:.$M$22];[.AS25])" office:value-type="float" office:value="0">
            <text:p>0</text:p>
          </table:table-cell>
          <table:table-cell table:style-name="ce129"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0">
            <text:p>0</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43" table:formula="of:=VLOOKUP([.Q29]+[.S27];[.$B$7:.$M$22];[.Q25])" office:value-type="string" office:string-value="X">
            <text:p>X</text:p>
          </table:table-cell>
          <table:table-cell table:style-name="ce129"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05" table:formula="of:=VLOOKUP([.X29]+[.Y27];[.$B$7:.$M$22];[.X25])" office:value-type="string" office:string-value="X">
            <text:p>X</text:p>
          </table:table-cell>
          <table:table-cell table:style-name="ce43" table:formula="of:=VLOOKUP([.X29]+[.Z27];[.$B$7:.$M$22];[.X25])" office:value-type="string" office:string-value="X">
            <text:p>X</text:p>
          </table:table-cell>
          <table:table-cell table:style-name="ce43"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129"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129"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43"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129"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43" table:formula="of:=VLOOKUP([.Q30]+[.S27];[.$B$7:.$M$22];[.Q25])" office:value-type="string" office:string-value="X">
            <text:p>X</text:p>
          </table:table-cell>
          <table:table-cell table:style-name="ce129"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05" table:formula="of:=VLOOKUP([.X30]+[.Y27];[.$B$7:.$M$22];[.X25])" office:value-type="string" office:string-value="X">
            <text:p>X</text:p>
          </table:table-cell>
          <table:table-cell table:style-name="ce43" table:formula="of:=VLOOKUP([.X30]+[.Z27];[.$B$7:.$M$22];[.X25])" office:value-type="string" office:string-value="X">
            <text:p>X</text:p>
          </table:table-cell>
          <table:table-cell table:style-name="ce43"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129"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29"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43" table:formula="of:=VLOOKUP([.Q31]+[.S27];[.$B$7:.$M$22];[.Q25])" office:value-type="string" office:string-value="X">
            <text:p>X</text:p>
          </table:table-cell>
          <table:table-cell table:style-name="ce129"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05"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43"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129"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129"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ce85"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ce85"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B A</text:p>
          </table:table-cell>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ce85"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ce85"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ce85"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ce85"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ce85"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ce85"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ce85"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ce85"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ce85"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ce85"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ce85"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ce85"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ne use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B</text:p>
          </table:table-cell>
          <table:covered-table-cell table:number-columns-repeated="5" table:style-name="ce103"/>
          <table:table-cell table:style-name="ce117"/>
          <table:table-cell table:style-name="ce21" office:value-type="string" table:number-columns-spanned="6" table:number-rows-spanned="1">
            <text:p>b =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0</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a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3" table:number-columns-spanned="2" table:number-rows-spanned="1">
            <text:p>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2" table:number-columns-spanned="2" table:number-rows-spanned="1">
            <text:p>2</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56"/>
          <table:table-cell/>
        </table:table-row>
        <table:table-row table:style-name="ro2">
          <table:table-cell table:number-columns-repeated="2"/>
          <table:table-cell table:number-columns-repeated="2"/>
          <table:table-cell/>
          <table:table-cell table:formula="of:=IF(ISBLANK([.C28]);0;IF(ISBLANK([.D28]);1;IF(ISBLANK([.E#REF!]);2;3)))" office:value-type="float" office:value="0">
            <text:p>0</text:p>
          </table:table-cell>
          <table:table-cell table:number-columns-repeated="2"/>
          <table:table-cell table:style-name="ce156"/>
          <table:table-cell/>
        </table:table-row>
        <table:table-row table:style-name="ro2" table:number-rows-repeated="18">
          <table:table-cell table:number-columns-repeated="8"/>
          <table:table-cell table:style-name="ce156"/>
          <table:table-cell/>
        </table:table-row>
        <table:table-row table:style-name="ro2" table:number-rows-repeated="1048529">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3">13.04.2017</text:date>, <text:time>21:58:2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13T21:58:29.65</dc:date>
    <meta:editing-duration>P135DT14H47M30S</meta:editing-duration>
    <meta:editing-cycles>348</meta:editing-cycles>
    <meta:generator>OpenOffice/4.1.2$Win32 OpenOffice.org_project/412m3$Build-9782</meta:generator>
    <meta:document-statistic meta:table-count="10" meta:cell-count="766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Name,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 :: (b -&gt; a) -&gt; a -&gt; b = (b -&gt; a) -&gt; (a -&gt; b)
Function _swap(Optional ByVal f, Optional x, Optional y)
	Static oFn As Object : If isNull(oFn) Then : Set oFn = lookupFn("swap") : End If
	Dim result As Variant
	If isMissing(f) Then
		result = oFn
	Else
		f = asFn(f, "swap: invalid 1st arg")	' make sure it's a function
		If isMissing(x) Then
			result = apply1(oFn, f)
		Else
			If isMissing(y) Then
				result = apply1(apply1(oFn, f), x)
			Else
				result = apply(f, y, x)
			End If
		End If
	End If
	_swap = result
End Function

Function swap(Optional f, Optional x, Optional y)
	swap = _apply(Fn.swap, f, x, y)
End Function

' B = \f g x.f (g x)
'   :: (b -&gt; c) -&gt; (a -&gt; b) -&gt; a -&gt; c  =  (b -&gt; c) -&gt; (a -&gt; b) -&gt; (a -&gt; c)
Function _compose(Optional ByVal f, Optional ByVal g, Optional x)
	Static oFn As Object : If isNull(oFn) Then : Set oFn = lookupFn("compose") : End If
	Dim result As Variant
	If isMissing(f) Then
		result = oFn
	Else
		f = asFn(f, "compose: invalid 1st arg")	' make sure it's a function
		If isMissing(g) Then
			result = apply1(oFn, f)
		Else
			g = asFn(g, "compose: invalid 2nd arg")
			If isMissing(x) Then
				result = apply1(apply1(oFn, f), g)
			Else
				result = apply1(f, apply1(g, x))
			End If
		End If
	End If
	_compose = result
End Function

Function compose(Optional ByVal f, Optional ByVal g, Optional x)
	compose = _apply(Fn.compose, f, g, x)
End Function

'\c t e x.if (c x) then (t x) else (e x)
'   :: (a -&gt; Bool) -&gt; (a -&gt; b) -&gt; (a -&gt; b) -&gt; a -&gt; b
Function _ite(Optional ByVal cond As Variant, Optional ByVal thn As Variant, Optional ByVal els As Variant, Optional ByVal x As Variant)
	Static oFn As Object : If isNull(oFn) Then : Set oFn = lookupFn("ite") : End If
	Dim result As Variant
	If isMissing(cond) Then
		result = oFn
	Else
		cond = asFn(cond, "ite: invalid 1st arg")
		If isMissing(thn) Then
			result = apply(oFn, cond)
		Else
			thn = asFn(thn, "ite: invalid 2nd arg")
			If isMissing(els) Then
				result = apply(oFn, cond, thn)
			Else
				els = asFn(els, "ite: invalid 3rd arg")
				If isMissing(x) Then
					result = apply(oFn, cond, thn, els)
				Else
					If apply(cond, x) Then
						result = apply(thn, x)
					Else
						result = apply(els, x)
					End If
				End If
			End If
		End If
	End If
	ite = result
End Function

Function ite(Optional cond, Optional thn, Optional els, Optional x)
	ite = _apply(Fn.ite, cond, thn, els, x)
End Function

Function concat(a As String, b As String) As String
	concat = a &amp; b
End Function

Function startsWith(s As String, prefix As String) 
	startsWith = ((Len(prefix) &lt;= Len(s)) And (Mid(s, 1, Len(prefix)) = prefix))
End Function

Function _add(Optional a As Long, Optional b As Long)
	Static oFn As Object : If isNull(oFn) Then : Set oFn = lookupFn("add") : End If
	Dim result As Variant
	If isMissing(a) Then
		result = oFn
	Else
		If isMissing(b) Then
			result = apply1(oFn, a)
		Else
			result = CLng(a + b)
		End If
	End If
	add = result
End Function

Function add(Optional a As Long, Optional b As Long)
	add = _apply(Fn.add, a, b)
End Function

Function mul(Optional a As Long, Optional b As Long)
	Static oFn As Object : If isNull(oFn) Then : Set oFn = lookupFn("mul") : End If
	Dim result As Variant
	If isMissing(a) Then
		result = oFn
	Else
		If isMissing(b) Then
			result = apply1(oFn, a)
		Else
			result = CLng(a * b)
		End If
	End If
	mul = result
End Function

Function inRange(Optional lo As Long, Optional hi As Long, Optional x As Long)
	inRange = CBool( (lo &lt;= x) And (x &lt;= hi) )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If Not(existsF(toStrFnName)) Then
						'croak("toString: unknown fn '" &amp; toStrFnName &amp; "'")
						result = tyName &amp; "(...)"
					Else
						result = apply(toStrFnName,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concat()
	test_typeOf()
	test_isString()
	test_toString()
	test_id()
	test_fstArg()
	test_sndArg()
	test_swap()
	test_compose()
	test_add()
	test_mul()
	test_inRange()
	test_equ()
	test_readHex()
End Function

Function test_concat()
	assertEqual(concat("", ""), "").x
	assertEqual(concat("a", ""), "a").x
	assertEqual(concat("a", "b"), "ab").x
	assertEqual(concat("a", "bc"), "abc").x
	assertEqual(concat("ab", "c"), "abc").x
	
	assertEqual(arityF("concat"), 2).x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isString"),				  1).x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id"), 1).x
	assertEqual(arity(id), 1).x

	assertEqual(id(Empty), Empty).x
	assertEqual(id(Nothing), Nothing).x
	
	assertEqual(id(0), 0).x
	assertEqual(id(1), 1).x
	assertEqual(id(-2), -2).x
	assertEqual(id("a"), "a").x
	assertEqual(id("b"), "b").x
End Function

Function test_fstArg()
	assertEqual(arityF("fstArg"), 2).x

	assertEqual(fstArg(1, 2), 1).x
	assertEqual(fstArg(2, 1), 2).x
	assertEqual(fstArg("a", "b"), "a").x
	assertEqual(fstArg("b", "a"), "b").x
End Function

Function test_sndArg()
	assertEqual(arityF("sndArg"), 2).x

	assertEqual(sndArg(1, 2), 2).x
	assertEqual(sndArg(2, 1), 1).x
	assertEqual(sndArg("a", "b"), "b").x
	assertEqual(sndArg("b", "a"), "a").x
End Function

Function test_swap()
	assertEqual(arityF("swap"), 3).x

	assertEqual(swap(lookupFn("fstArg"), 1, 2), 2).x
	assertEqual(swap(lookupFn("sndArg"), 1, 2), 1).x

	assertEqual(swap("fstArg", 1, 2), 2).x
	assertEqual(swap("sndArg", 1, 2), 1).x

	Dim f As Variant ' test partial application
	
	f = swap
	assertEqual(arity(f), 3).x
	assertEqual(apply(f, lookupFn("fstArg"), 1, 2), 2).x
	assertEqual(apply(f, lookupFn("sndArg"), 1, 2), 1).x

	assertEqual(apply(f, "fstArg", 1, 2), 2).x
	assertEqual(apply(f, "sndArg", 1, 2), 1).x
	
	' partially applied to 1 arg:
	f = swap(lookupFn("fstArg"))
	assertEqual(arity(f), 2).x
	assertEqual(apply(f, 1, 2), 2).x
	
	f = swap("fstArg")
	assertEqual(arity(f), 2).x
	assertEqual(apply(f, 1, 2), 2).x
	
	f = swap(lookupFn("sndArg"))
	assertEqual(arity(f), 2).x
	assertEqual(apply(f, 1, 2), 1).x
	
	f = swap("sndArg")
	assertEqual(arity(f), 2).x
	assertEqual(apply(f, 1, 2), 1).x
	
	' partially applied to 2 args:
	f = swap(lookupFn("fstArg"), 1)
	assertEqual(arity(f), 1).x
	assertEqual(apply(f, 2), 2).x
	
	f = swap("fstArg", 1)
	assertEqual(arity(f), 1).x
	assertEqual(apply(f, 2), 2).x
	
	f = swap(lookupFn("sndArg"), 1)
	assertEqual(arity(f), 1).x
	assertEqual(apply(f, 2), 1).x
	
	f = swap("sndArg", 1)
	assertEqual(arity(f), 1).x
	assertEqual(apply(f, 2), 1).x
End Function

Function test_compose()
	assertEqual(arityF("compose"), 3).x

	Dim f As Variant
	
	f = compose
	assertEqual(typeOf(f), typeOf(nil)).x
	assertEqual(arity(f), 3).x
	
	f = compose(compose)
	assertEqual(typeOf(f), typeOf(nil)).x
	assertEqual(arity(f), 2).x

	f = compose(compose, compose)
	assertEqual(typeOf(f), typeOf(nil)).x
	assertEqual(arity(f), 1).x

	f = compose(fstArg(5), fstArg(7))
	assertEqual(typeOf(f), typeOf(nil)).x
	assertEqual(arity(f), 1).x
	assertEqual(apply(f, 42), 5).x
	
	assertEqual(compose(id, id, "asdf"), "asdf").x
	assertEqual(compose("id", id, 42), 42).x
	assertEqual(compose("id", "id", 4711), 4711).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length(xs As TList)
	length = xs.len
End Function

Function cons(x As Variant, xs As TList)
	Dim result As New TList
	result.tyname = xs.tyname
	result.head = x
	result.tail = xs
	result.len = xs.len + 1
	cons = result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Variant)
	Dim result As TList
	If IsArray(xs) Then
		result = filter(fn, toList(xs))
	Else
		Dim x As Variant
		result = nil
		While Not(isNil(xs))
			x = car(xs)
			If (apply(fn, x)) Then
				result = cons(x, result)
			End If
			xs = cdr(xs)
		Wend
	End If
	filter = result
End Function

Function foldl(fn As Variant, acc As Variant, ByVal xs As Variant)
	Dim result As Variant
	If IsArray(xs) Then
		result = foldl(fn, acc, toList(xs))
	Else
		result = acc
		While Not(isNil(xs))
			result = apply(fn, result, car(xs))
			xs = cdr(xs)
		Wend
	End If
	foldl = result
End Function

Function foldl1(fn As Variant, ByVal xs As Variant)
	If isNil(xs) Then
		croak("foldl1 on nil")
	End If
	foldl1 = foldl(fn, car(xs), cdr(xs))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apply("swap", lookupFn("cons")), nil, xs)
'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fnApp()
	test_List_typeOfAndToString()
	test_List_List()
	test_List_car()
	test_List_cdr()
	test_List_map()
	test_List_filter()
	test_List_adjoin()
	test_List_flatten()
	test_List_reverse()
	test_List_equ()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apply("isNil", nil), True).x
		
	'assertEqual(toString(isNil(Empty)), "['isNil', True, 1]").x
	'assertEqual(apply(isNil, Nothing), True).x
End Function

Function test_List_fnApp()
	assertEqual(arityF("TList_toString"), 1).x
	assertEqual(arityF("cons"),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Array(nil)).x
	assertEqual(car(List(1   )), 1).x
	assertEqual(car(List(2, 1)), 2).x
End Function

Function test_List_cdr()
	assertThrows("cdr", Array(nil)).x
	assertEqual(toString(cdr(List(1   ))), "[]").x
	assertEqual(toString(cdr(List(2, 1))),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id 		As Object
	fstArg 	As Object
	sndArg 	As Object
	swap 	As Object
	compose As Object
	ite		As Object
	asc		As Object
	add		As Object
End Type


Sub Main
	test_Fn()
End Sub

Function Fn
	Static result As Object
	If isNull(result) Then
		Set result = New TFn
		result.id      	= lookupFn("id")
		result.fstArg  	= lookupFn("fstArg")
		result.sndArg  	= lookupFn("sndArg")
		result.swap    	= lookupFn("swap")
		result.compose 	= lookupFn("compose")
		result.ite 		= lookupFn("ite")
		result.asc 		= lookupFn("asc")
		result.add 		= lookupFn("add")
	End If
	Fn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End If
		Else
			result = "(" &amp; n &amp; "_" &amp; r
			While Not(isNil(t))
				h = car(t)
				t = cdr(t)
				If (isFn(h)) Then
					result = result &amp; " " &amp; TFn_toString(h)
				Else
					result = result &amp; " " &amp; toString(h)
				End If
			Wend
			result = result &amp; ")"
		End If
	Else
		n = car(f)
		result = n &amp; "_" &amp; r
	End If
	TFn_toString = result
End Function

Function fnObjs()
	Static result As Object
	If IsNull(result) Then
		result = toList(Array(_
			List("isString",		True, 1), _
			List("toString",		True, 1), _
			List("id",				True, 1), _
			List("fstArg",			True, 2), _
			List("sndArg",			True, 2), _
			List("swap",			True, 3), _
			List("compose",			True, 3), _
			List("ite",				True, 4), _
			List("add",				True, 2), _
			List("mul",				True, 2), _
			List("inRange",			True, 3), _
			List("equ",				True, 2), _
			List("concat",			True, 2), _
			List("asc",				True, 1), _
			List("chr",				True, 1), _
			List("readHex",			True, 1), _
			_
			List("existsF",			True, 1), _
			List("arityF", 			True, 1), _
			List("applyToList",		True, 2), _
			_
			List("TList_toString",	True, 1), _
			List("TList_equ",		True, 2), _
			List("isNil",			True, 1), _
			List("cons",			True, 2), _
			List("car",				True, 1), _
			List("cdr",				True, 1), _
			List("cadr",			True, 1), _
			List("caddr",			True, 1), _
			List("foldl",			True, 3), _
			List("foldr",			True, 3), _
			List("foldl1",			True, 2), _
			List("foldr1",			True, 2), _
			List("map",				True, 2), _
			List("filter",			True, 2), _
			List("adjoin",			True, 2), _
			List("flatten",			True, 1), _
			List("reverse",			True, 1), _
			_
			List("mkParser",		True, 2)_
		))
	End If
	fnObjs = result
End Function

Function lookupFn(name As String) As Variant
	Dim result As Variant
	Dim fs As Object
	fs = fnObjs
	While Not(isNil(fs))
		If (car(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isFn(ByVal fn As Variant) As Boolean
	If (typeOf(fn) = typeOf(nil)) Then
		Dim k As Integer
		k = length(fn)
		Select Case k
			Case 2
				isFn = True	'(typeOf(car(fn)) = typeOf(nil))	' isFn(car(fn))
				'TODO: check if partialArgs is proper list
				Exit Function
			Case 3
				isFn = (isString(car(fn)) And (typeOf(cadr(fn)) = "Boolean") And (typeOf(caddr(fn)) = "Integer"))
				Exit Function
		End Select
	End If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getFnName(f As Object)
	If isPartialApp(f) Then
		getFnName = car(car(f))
	Else
		getFnName = car(f)
	End If
End Function

Function apply1(ByVal fn As Variant, ByVal arg As Variant)
	Dim result As Variant, r As Integer
	fn = asFn(fn)	' makes sure it really is a function
	r = arity(fn)
	If r &lt; 1 Then
		croak("apply1: cannot apply " &amp; chr(13) &amp; "  " &amp; toString(fn) &amp; chr(13) &amp; "arity=" &amp; r)
	ElseIf r = 1 Then
		result = applyLast(fn, arg)
	Else
		If isPartialApp(fn) Then
			result = List(car(fn), cons(arg, partialArgs(fn)))
		Else
			result = cons( fn, cons(cons(arg, nil), nil) ) ' List(fn, List(arg))
		End If
	End If
	apply1 = result
End Function

Function applyLast(fn As Object, arg As Variant)
	Dim result As Variant
	Dim reverseArgs As Object
	If isPartialApp(fn) Then
		reverseArgs = partialArgs(fn)
		fn = car(fn)
	Else
		reverseArgs = nil
	End If
	Select Case getFnName(fn)
		Case "id": 		result = arg
		Case "fstArg":	result = car(reverseArgs)
		Case "sndArg":	result = arg
		Case "swap":	result = apply1( apply1(cadr(reverseArgs), arg), car(reverseArgs) )
		Case "compose":	result = apply1( cadr(reverseArgs), apply1(car(reverseArgs), arg) )
		Case "ite"
			'cond = caddr(reverseArgs)
			'thn = cadr(reverseArgs)
			'els = car(reverseArgs)
			If applyLast(caddr(reverseArgs), arg) Then
				result = apply1(cadr(reverseArgs), arg)
			Else
				result = apply1(car(reverseArgs), arg)
			End if
		Case "asc":		result = Asc(arg)
		Case "add":		result = CLng(car(reverseArgs) + arg)
		
		Case Else
			reverseArgs = cons(arg, reverseArgs)
			result = applyBuiltinRev(fn, reverseArgs)
	End Select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car(fn)
		Case "arityF":			result = arityF(		a(0)				)
		Case "existsF":			result = existsF(		a(0)				)
		Case "applyToList":		result = applyToList(	a(0), a(1)			)
		Case "id":				result = id(			a(0)				)
		Case "fstArg":			result = fstArg(		a(0), a(1)			)
		Case "sndArg":			result = sndArg(		a(0), a(1)			)
		Case "swap":			result = swap(			a(0), a(1), a(2)	)
		Case "compose":			result = compose(		a(0), a(1), a(2)	)
		Case "ite":				result = ite(			a(0), a(1), a(2), a(3)	)
		Case "add":				result = add(			a(0), a(1)			)
		Case "mul":				result = mul(			a(0), a(1)			)
		Case "inRange":			result = inRange(		a(0), a(1), a(2)	)
		Case "equ":				result = equ(			a(0), a(1)			)
		Case "concat":			result = concat(		a(0), a(1)			)
		Case "asc":				result = asc(			a(0)				)
		Case "chr":				result = chr(			a(0)				)
		Case "readHex":			result = readHex(		a(0)				)
		Case "isString":		result = isString(		a(0)				)
		Case "toString":		result = toString(		a(0)				)
		Case "TList_toString":	result = TList_toString(a(0)				)
		Case "TList_equ":		result = TList_equ(		a(0), a(1)			)
		Case "isNil":			result = isNil(			a(0)				)
		Case "cons":			result = cons(			a(0), a(1)			)
		Case "snoc":			result = snoc(			a(0), a(1)			)
		Case "car":				result = car(			a(0)				)
		Case "cdr":				result = cdr(			a(0)				)
		Case "cadr":			result = cadr(			a(0)				)
		Case "caddr":			result = caddr(			a(0)				)
		Case "map":				result = map(			a(0), a(1)			)
		Case "foldl":			result = foldl(			a(0), a(1), a(2)	)
		Case "foldr":			result = foldr(			a(0), a(1), a(2)	)
		Case "foldl1":			result = foldl1(		a(0), a(1)			)
		Case "foldr1":			result = foldr1(		a(0), a(1)			)
		Case "filter":			result = filter(		a(0), a(1)			)
		Case "adjoin":			result = adjoin(		a(0), a(1)			)
		Case "flatten":			result = flatten(		a(0)				)
		Case "reverse":			result = reverse(		a(0)				)
		Case "mkParser":		result = mkParser(		a(0), a(1)			)
		Case Else
			croak("applyBuiltinRev: unknown function '" &amp; car(fn) &amp; "'")
	End Select	
	applyBuiltinRev = result
End Function

Function applyToList(ByVal fn As Variant, ByVal args As Object)
	Dim result As Variant
	fn = asFn(fn, "applyToList: invalid 1st arg")
	If isNil(args) Then
		Dim fstr As String
		fstr = toString(fn)
		croak("applyToList: empty args list for " &amp; chr(13) &amp; fstr)
	Else
		result = fn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fn = asFn(fn, "apply: invalid 1st arg")
	If isMissing(a1) Then
		apply = apply1(fn, a0)
	ElseIf isMissing(a2) Then
		apply = apply1(apply1(fn, a0), a1)
	ElseIf isMissing(a3) Then
		apply = apply1(apply1(apply1(fn, a0), a1), a2)
	Else
		args = List(a0, a1, a2, a3, a4, a5, a6, a7, a8, a9, a10)
		apply = applyToList(fn, args)
	End If
End Function

'= tests ============================================================


Function blaha(ByVal xs As Object)
	xs.len = 1
	xs = nil
	blaha = xs
End Function

Function test_Fn()
	Dim i As Integer
	Dim xs As Object
	xs = List("x", "y")
	assertEqual(toString(blaha(xs)), "[]").x
	'assertEqual(toString(xs), "['x', 'y']").x
	assertEqual(lookupFn("non-existent"), Empty).x
		
	Dim fId As Variant
	fId = lookupFn("id")
	assertEqual(arity(fId), 1).x
	assertEqual(apply(fId, 0), id(0)).x

	Dim fCar As Variant
	fCar = lookupFn("car")
	assertEqual(isPartialApp(fCar), False).x
	assertEqual(isBuiltinFn(fCar), True).x
	assertEqual(isNil(partialArgs(fCar)), True).x
	assertEqual(arity(fCar), 1).x
	
	assertEqual( apply1(fCar, List(9)), 9 ).x
	assertEqual( apply1(fCar, List("a")), "a" ).x
		
	Dim fEqu As Variant
	fEqu = lookupFn("equ")
	assertEqual(isPartialApp(fEqu), False).x
	assertEqual(isBuiltinFn(fEqu), True).x
	assertEqual(isNil(partialArgs(fEqu)), True).x
	assertEqual(arity(fEqu), 2).x
	assertEqual(apply(fEqu, 1, 2), False).x
	assertEqual(apply(fEqu, 1, 1), True).x
	assertEqual(apply("equ", 1, 2), False).x
	assertEqual(apply("equ", 1, 1), True).x
	
	Dim eq5 As Variant
	eq5 = apply(fEqu, 5)
	assertEqual(isPartialApp(eq5), True).x
	assertEqual(isBuiltinFn(eq5), False).x
	assertEqual(isNil(partialArgs(eq5)), False).x
	assertEqual(arity(eq5), 1).x
	
	Dim eq5_7 As Variant
	eq5_7 = apply1(eq5, 7)
	assertEqual(eq5_7, False).x

	Dim eq5_5 As Variant
	eq5_5 = apply1(eq5, 5)
	assertEqual(eq5_5, True).x

	Dim konst5 As Variant
	konst5 = apply1(lookupFn("fstArg"), 5)
	assertEqual(isPartialApp(konst5), True).x
	assertEqual(isBuiltinFn(konst5), False).x
	assertEqual(arity(konst5), 1).x
	assertEqual(apply1(konst5, 7), 	5).x
	' easy partial application:
	assertEqual(arity(fstArg), 2).x
	konst5 = fstArg(5)
	assertEqual(arity(konst5), 1).x
	assertEqual(apply(konst5, 7), 	5).x
	assertEqual(fstArg(5, 7), 		5).x
		
	Dim sndArg5 As Variant
	sndArg5 = apply1(lookupFn("sndArg"), 5)
	assertEqual(isPartialApp(sndArg5), True).x
	assertEqual(isBuiltinFn(sndArg5), False).x
	assertEqual(arity(sndArg5), 1).x
	assertEqual(apply1(sndArg5, 7), 7).x
	' easy partial application:
	assertEqual(arity(sndArg), 2).x
	sndArg5 = sndArg(5)
	assertEqual(arity(sndArg5), 1).x
	assertEqual(apply(sndArg5, 7), 	7).x
	assertEqual(sndArg(5, 7), 		7).x
		
	Dim fIte As Variant
	fIte = lookupFn("ite")
	assertEqual(isPartialApp(fIte), False).x
	assertEqual(isBuiltinFn(fIte), True).x
	assertEqual(arity(fIte), 4).x

	Dim iteKFalse As Variant
	iteKFalse = apply1(fIte, fstArg(False))
	assertEqual(isPartialApp(iteKFalse), True).x
	assertEqual(isBuiltinFn(iteKFalse), False).x
	assertEqual(arity(iteKFalse), 3).x

	Dim iteKFalseK42 As Variant
	iteKFalseK42 = apply1(iteKFalse, fstArg(42))
	assertEqual(isPartialApp(iteKFalseK42), True).x
	assertEqual(isBuiltinFn(iteKFalseK42), Fals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lookup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lookupFn("chr")
	assertEqual(arity(fChr), 1).x
	assertEqual(apply(fChr,  9), 	Chr( 9)).x
	assertEqual(apply(fChr, 13), 	Chr(13)).x
	assertEqual(apply(fChr, 32), 	Chr(32)).x
	assertEqual(apply(fChr, 48), 	Chr(48)).x
	assertEqual(apply(fChr, 65), 	Chr(65)).x
	assertEqual(apply(fChr, 66), 	Chr(66)).x
	assertEqual(apply(fChr, 90), 	Chr(90)).x


	Dim fAdd As Variant
	fAdd = lookupFn("add")
	assertEqual(arity(fAdd), 2).x
	assertEqual(apply(fAdd,  0,  0), 	add(0, 0)).x
	assertEqual(apply(fAdd,  0,  1), 	add(0, 1)).x
	assertEqual(apply(fAdd,  7, -5), 	add(7, -5)).x
	' partial application
	fAdd = apply(fAdd, 65535)
	assertEqual(apply(fAdd, 65535), add(65535, 65535)).x

	Dim fMul As Variant
	fMul = lookupFn("mul")
	assertEqual(arity(fMul), 2).x
	assertEqual(apply(fMul,  0,  0), 	mul(0, 0)).x
	assertEqual(apply(fMul,  0,  1), 	mul(0, 1)).x
	assertEqual(apply(fMul,  7, -5), 	mul(7, -5)).x
	' partial application
	fMul = apply(fMul, 65535)
	assertEqual(apply(fMul, 32767), mul(65535, 32767)).x

	Dim fReadhex As Variant
	fReadHex = lookup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existsF("i do not exist"), False).x
	assertEqual(existsF("existsF"), True).x
	assertEqual(existsF("arityF"), True).x
	assertEqual(existsF("applyToList"), True).x

	assertEqual(arityF("existsF"), 1).x
	assertEqual(arityF("arityF"), 1).x
	assertEqual(arityF("applyToList"), 2).x

	assertEqual(apply("existsF", "foo"),         False).x
	assertEqual(apply("existsF", "existsF"),      True).x
	assertEqual(apply("arityF",  "foo"),            -1).x
	assertEqual(apply("arityF",  "existsF"),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mkParser(Optional tp As String, Optional st As Variant)
	Static oFn As Object
	Dim result As Object
	If isMissing(st) Then
		If isNull(oFn) Then : Set oFn = lookupFn("mkParser") : End If
		If isMissing(tp) Then
			result = oFn
		Else
			result = apply1(oFn, tp)
		End If
	Else
		Set result = New Parser
		result.tyname = "TParser"
		result.tp = tp
		result.st = st
	End If
	mkParser = result
End Function

Function parseFailure()
	parseFailure = Empty
End Function

Function isParseFailure(parseResult) As Boolean
	If typeOf(parseResult) &lt;&gt; typeOf(parseFailure) Then
		isParseFailure = False
	Else
		isParseFailure = equ(parseResult, parseFailure)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pReturn = mkParser("return", v)
End Function

Function pBind(p As Parser, ByVal f As Variant)
	' TODO: pBind: check if p is proper Parser
	f = asFn(f, "pBind: invalid 2nd arg")
	pBind = mkParser("bind", Array(p, f))
End Function

' fails on empty string but succeeds on all others
' by returning the first character; and increasing pos by 1
Function pItem()
	Static result As Object
	If isNull(result) Then : result = mkParser("item", Nothing) : End If
	pItem = result
End Function

Function pNextAsc()
	Static result As Object
	If isNull(result) Then : Set result = pBind(pItem, compose(pReturn, "asc")) : End If
	pNextAsc = result
End Function

' succeeds on strings with the given prefix t by returning t,
' and advancing pos by the length of t
Function pStr(t As String)
	If (Len(t) = 0) Then
		croak("pStr: cannot match 'exactly' the empty string t=''")
	Else
		pStr = mkParser("str", t)
	End If
End Function

'Function pSat(ByVal predicate As Variant)
'	pBind(pItem, apply1("ite", compose(predicate, "asc"), pReturn
'End Function

' succeeds if either p1 succeeds (then returning p1's result and pos)
' or (and only if p1 fails) if p2 succeeds, returns p2's result and pos.
' fails if both, p1 and p2 fail
Function pChoice(p1 As Parser, p2 As Parser)
	' TODO: @pChoice: strip out always failing parsers
	' TODO: @pChoice: if p1 always succeeds strip out p2
'	pChoice = mkParser("choice", List(p1, p2))
'	Exit Function
	Dim choices As Variant
	If p2.tp = "choice" Then
		If p1.tp = "choice" Then
			choices = adjoin(p1.st, p2.st)
		Else
			choices = cons(p1,  p2.st)
		End If
	Else
		If p1.tp = "choice" Then
			choices = adjoin(p1.st, List(p2))
		Else
			choices = List(p1, p2)
		End If
	End If
	pChoice = mkParser("choice", choices)
End Function

' never fails: if p fails than pZeroOrOne(p) returns nil + same pos as result,
' otherwise returns a singleton list of p's result + pos
' matches at most once
Function pZeroOrOne(p As Parser)
	pZeroOrOne = mkParser("zeroOrOne", p)
	Exit Function
	
'	Dim singletonList As Object
'	Set singletonList = swap("cons", nil)
'	pZeroOrOne = pChoice( pSeq(Array(p), singletonList), pReturn(nil))
'	pZeroOrOne = pChoice( pBind(p, compose(pReturn, singletonList)), pReturn(nil))
End Function

' never fails: if p fails than pMany(p) returns nil + same pos as result,
' otherwise returns a *REVERSED list* of p results + last pos
' matches as many as possible
Function pManyRev(p As Parser)
	pManyRev = pChoice( pMany1Rev(p), pReturn(nil) )
End Function

' same as pManyRev but with the list in the order as in the parsed string
Function pMany(p As Parser)
	' Note: direct impl might give a little more perf
	pMany = pSeq(Array(pManyRev(p)), "reverse")
End Function

' same as pManyRev but fails if there is no match at all
' matches as many as possible
Function pMany1Rev(p As Parser)
	pMany1Rev = mkParser("many1Rev", p)
End Function

' same as pMany but fails if there is no match at all
' matches as many as possible
Function pMany1(p As Parser)
	pMany1 = pSeq(Array(pMany1Rev(p)), "reverse")
End Function

' pSeq -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pSeq = mkParser("seq", Array(ps, f))
End Function



'==================================================================


Function pWhite()
	Static result As Parser	' an uninitialized instance of Parser at first
	If result.tp = "" Then
		result = pChoice(pStr(" "), pStr(Chr(9))
	End If
	pWhite = result
End Function

Function pBinDigit()
	Static result As Parser	' an uninitialized instance of Parser at first
	If result.tp = "" Then
		result = pChoice(_
			pBind(pStr("0"), fstArg(pReturn(0))), _
			pBind(pStr("1"), fstArg(pReturn(1)))_
		)
		''not paying off (yet):
		'result = pBind(pItem, compose(ite(apply("inRange", Asc("0"), Asc("1")), compose(pReturn, add(-Asc("0"))), fstArg(pFail)), "asc")
	End If
	pBinDigit = result
End Function

Function pDecDigit()
	Static result As Parser	' an uninitialized instance of Parser at first
	If result.tp = "" Then
		result = pChoice(pBinDigit,	pBind(pStr("2"), fstArg(pReturn(2))))
		result = pChoice(result,	pBind(pStr("3"), fstArg(pReturn(3))))
		result = pChoice(result,	pBind(pStr("4"), fstArg(pReturn(4))))
		result = pChoice(result,	pBind(pStr("5"), fstArg(pReturn(5))))
		result = pChoice(result,	pBind(pStr("6"), fstArg(pReturn(6))))
		result = pChoice(result,	pBind(pStr("7"), fstArg(pReturn(7))))
		result = pChoice(result,	pBind(pStr("8"), fstArg(pReturn(8))))
		result = pChoice(result,	pBind(pStr("9"), fstArg(pReturn(9))))
		'pDecDigit = result
		'Exit Function

		''not really paying off (yet):
		Dim f as Object
		'Set f = compose(add(-Asc("0")), Fn.asc)
		'MsgBox(TFn_toString(f))
		Set f = compose(ite(apply("inRange", Asc("0"), Asc("9")), compose(pReturn, add(-Asc("0"))), fstArg(pFail)), "asc")
		result = pBind(pItem, f)
	End If
	pDecDigit = result
End Function

Function pHexDigit()
	Static result As Parser	' an uninitialized instance of Parser at first
	If result.tp = "" Then
		result = pChoice(pDecDigit,	pBind(pChoice(pStr("A"), pStr("a")), fstArg(pReturn(10))) )
		result = pChoice(result,	pBind(pChoice(pStr("B"), pStr("b")), fstArg(pReturn(11))) )
		result = pChoice(result,	pBind(pChoice(pStr("C"), pStr("c")), fstArg(pReturn(12))) )
		result = pChoice(result,	pBind(pChoice(pStr("D"), pStr("d")), fstArg(pReturn(13))) )
		result = pChoice(result,	pBind(pChoice(pStr("E"), pStr("e")), fstArg(pReturn(14)))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pBind(pItem, compose( _
			ite( apply("inRange", Asc("0"), Asc("9")), _
				retZero, _
				ite(apply("inRange", Asc("A"), Asc("F")), _
					retUpperA, _
					ite(apply("inRange", Asc("a"), Asc("f")), _
						retLowerA, _
						fstArg(pFail) _
					) _
				) _
			), "asc") _
		)

	End If
	pHexDigit = result
End Function

Function pHexNum()
	Static result As Object
	If isNull(result) Then
		'foldl1 compose(plus, mul 16)
		Set result = pSeq(Array(pMany1(pHexDigit)), apply("foldl1", compose(add, mul(16))))
	End If
	pHexNum = result
End Function

Function pHexLit()
	Static result As Parser	' an uninitialized instance of Parser at first
	If result.tp = "" Then
		result = pSeq(Array(pStr("0x"), pHexNum), "sndArg")
	End If
	pHexLit = result
End Function


' =============================================================================

Function lookupParser(pName As String) As Parser
	Dim result As Parser
	Select Case pName
		Case "pWhite":		result = pWhite
		Case "pBinDigit":	result = pBinDigit
		Case "pDecDigit":	result = pDecDigi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Dim fResult As Variant
	If IsNull(parser) Or IsEmpty(parser) Then
		croak("applyP: parser p = " &amp; toString(parser))
	ElseIf TypeName(parser) = "Object" Then
		Set p = parser
	Else
		croak("applyP: invalid arg parser - " &amp; toString(parser))
	End If
	If IsMissing(pos) Then
		pos = 1
	End If

	Dim result As Variant
	Dim nxtPos As Integer
	Dim i As Integer, j As Integer, k As Integer
	Dim innerParser As Parser
	Dim innerParsers As Variant
	Dim lst As Object
	nxtPos = pos
	If p.tp = "return" Then
		result = Array(p.st, nxtPos)
	ElseIf p.tp = "fail" Then
		result = parseFailure
	ElseIf p.tp = "item" Then
		If pos &lt;= Len(s) Then
			nxtPos = pos + 1
			result = Array(Mid(s, pos, 1), nxtPos)
		Else
			result = parseFailure
		End If
	ElseIf p.tp = "str" Then
		Dim match As String
		Dim matchLen As Integer
		match = p.st
		matchLen = Len(match)
		If (Mid(s, pos, matchLen) = match) Then
			nxtPos = pos + matchLen
			result = Array(match, nxtPos)
		Else
			result = parseFailure
		End If
		'MsgBox("str(" &amp; toString(match) &amp; "), s=" &amp; toString(s) &amp; ", pos=" &amp; toString(pos) &amp; ", matchLen=" &amp; toString(matchLen)_
		'	&amp; chr(13) &amp; "~&gt;" &amp; toString(result))
	ElseIf p.tp = "choice" Then
		innerParsers = p.st
		k = length(innerParsers)
		If k = 2 Then	' if there are two alternatives
			result = applyP(car(innerParsers), s, pos)
			If isParseFailure(result) Then
				result = applyP(cadr(innerParsers), s, pos)
			End If
		ElseIf k &gt; 2 Then	' more than 2 alternatives
			Do
				innerParser = car(innerParsers)
				result = applyP(innerParser, s, pos)
				innerParsers = cdr(innerParsers)
			Loop Until (isNil(innerParsers) Or Not(isParseFailure(result)))
		Else
			croak("applying pChoice: invalid list of alternatives " &amp; chr(13) &amp; toString(innerParsers))
		End If
	ElseIf p.tp = "zeroOrOne" Then
		result = applyP(p.st, s, pos)
		If isParseFailure(result) Then
			result = Array(nil, pos)
		Else
			result = Array(List(result(0)), result(1))
		End If
	ElseIf (p.tp = "many1Rev") Then
		Dim lstLen As Integer
		nxtPos = pos
		lstLen = 0
		Set lst = nil
		innerParser = p.st
		result = applyP(innerParser, s, nxtPos)
		While Not(isParseFailure(result))
			nxtPos = result(1)
			Set lst = cons(result(0), lst)
			lstLen = lstLen + 1
			result = applyP(innerParser, s, nxtPos)
		Wend
		If isNil(lst) Then
			result = parseFailure
		Else
			result = Array(lst, nxtPos)
		End If
	ElseIf p.tp = "bind" Then
		result = applyP(p.st(0), s, pos)
		If Not isParseFailure(result) Then
			nxtPos = result(1)
			fResult = apply1(p.st(1), result(0))
			result = applyP(fResult, s, nxtPos)
		End If
	ElseIf p.tp = "seq" Then
		Dim t As Variant
		innerParsers = p.st(0)
		i = LBound(innerParsers)
		k = UBound(innerParsers)
		j = 0
		nxtPos = pos
		Dim iResults(0 To k-i) As Variant
		Do
			t = applyP(innerParsers(i), s, nxtPos)
			If Not isParseFailure(t) Then
				iResults(j) = t(0)
				nxtPos = t(1)
				i = i + 1
				j = j + 1
			End If
		Loop Until (i &gt; k) Or isParseFailure(t)
		If isParseFailure(t) Then
			result = t
		Else
			fResult = applyToList(p.st(1), toList(iResults))
			' ATTENTION: do not reuse t, type of result value may not match
			'            and an implicit conversion might happen!
			result = Array(fResult, t(1))
		End If
		'MsgBox("seq/" &amp; p.st(1) &amp; ": " &amp; toString(result))
	Else
		result = "unknown Parser '" &amp; p.tp &amp; "'"
		MsgBox("Error in applyP: " &amp; result)
	End If
	applyP = result
End Function


'= tests ======================================================================

Global refute_parses_pass As Object

Function test_Parser()
	Dim tm As Date, tmSecs As Long, aPerSec As Integer
	tm = TimeValue(Time)
	
	'Dim lTick As Long
	'lTick = GetSystemTicks()
	'wait 2000
	'lTick = (GetSystemTicks() - lTick)
	'MsgBox "" &amp; lTick &amp; " Ticks" ,0,"Die Pause dauerte"

	Dim aCount As Integer
	aCount = assertionCount
	
	Dim failure As String
	failure = toString(parseFailure)
	refute_parses_pass = assertEqual(failure, failure)
	
	test_Parser_fail()
	test_Parser_return()
	test_Parser_item()
	test_Parser_nextAsc()
	test_Parser_str()
	test_Parser_choice()
	test_Parser_zeroOrOne()
' 1 sec for 273 ~&gt; &gt;273 aPerSec
	test_Parser_white()
	test_Parser_binDigit()
' 1 sec for 322 ~&gt; 322 aPerSec
	test_Parser_decDigit()
' 2 sec for 359 ~&gt; 180 aPerSec
	test_Parser_hexDigit()
' 3 sec for 408 ~&gt; 136 aPerSec
	test_Parser_manyRev()
	test_Parser_many()
' 5 sec for 540 ~&gt; 108 aPerSec
	test_Parser_many1Rev()
	test_Parser_many1()
' 7 sec for 632 ~&gt; 90 aPerSec
	test_Parser_seq()
' 8 sec for 702 ~&gt; 88 aPerSec
	test_Parser_hexNum()
Goto end_of_Parser_tests
' 12 sec for 781 ~&gt; 65 aPerSec
	test_Parser_hexLit()
' 16 sec for 883 ~&gt; 55 aPerSec
end_of_Parser_tests:	
	aCount = assertionCount - aCount
	tm = TimeValue(Time) - tm
	tmSecs = Second(tm) + 60 * (Minute(tm) + 60 * Hour(tm))
	If (tmSecs = 0) Then
		aPerSec = aCount
	Else
		aPerSec = aCount/tmSecs
	End If
	MsgBox(TimeSerial(Hour(tm), Minute(tm), Second(tm)) &amp; " for " &amp; aCount &amp; " assertions"_
		&amp; chr(13) &amp; "that's ~" &amp; aPerSec &amp; " assertions/sec"_
	)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typeOf(p), typeOf(nil)).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nextAsc()
	Dim p As Parser
	Set p = pNextAsc
	
	refute_parses(p, "").x
	assert_parses(p, " ",		asc(" "), 2).x
	assert_parses(p, "a",		asc("a"), 2).x
	assert_parses(p, "1",		asc("1"), 2).x
	assert_parses(p, "[]",		asc("["), 2).x
	assert_parses(p, "abcd",	asc("a"), 2).x
	assert_parses(p, chr(13),	      13, 2).x
	assert_parses(p, chr( 9),	       9, 2).x
End Function


Function test_Parser_str()
	Dim p As Parser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Parser
	Dim data As Variant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zeroOrOne()
	Dim p As Parser
	Dim data As Variant
	Dim zeroMatches As Variant, oneMatch As Variant
	zeroMatches = nil
	oneMatch    = List("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Rev()
	Dim p As Parser
	Dim data As Variant
	Dim zeroMatches As Variant
	zeroMatches = nil
	
	data = Array("", " ", " " &amp; chr(13), "asdf", " bar", "b", "ba", "bar", "barb",_
		"barba", "barbar", chr(13), chr(13) &amp; "bar", chr(13) &amp; chr(13),_
		chr(13) &amp; chr(13) &amp; "bar"_
	)
	p = pManyRev(pFail)
	assert_parses(p, data, zeroMatches, 1).x
	
	'p = pMany(pReturn(3)) - yields infite sequence of 3s, even on empty string
	
	p = pManyRev(pItem)
	assert_parses(p, "", 			zeroMatches, 1).x
	assert_parses(p, " ", 			List(" "), 2).x
	assert_parses(p, " " &amp; chr(13),	List("\n", " "), 3).x
	assert_parses(p, "asdf",		List("f", "d", "s", "a"), 5).x
	
	p = pManyRev(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Rev(pDecDigit)
	assert_parses(p, "", 			zeroMatches, 1).x
	assert_parses(p, " ", 			zeroMatches, 1).x
	assert_parses(p, "1", 			List(1), 2).x
	assert_parses(p, "10 ", 		List(0, 1), 3).x
	assert_parses(p, "102345", 		List(5, 4, 3, 2, 0, 1), 7).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Rev()
	Dim p As Parser
	Dim data As Variant
	
	data = Array("", " ", " " &amp; chr(13), "asdf", " bar", "b", "ba", "bar", "barb",_
		"barba", "barbar", chr(13), chr(13) &amp; "bar", chr(13) &amp; chr(13),_
		chr(13) &amp; chr(13) &amp; "bar"_
	)
	p = pMany1Rev(pFail)
	refute_parses(p, data).x
	
	'p = pMany1(pReturn(3)) - yields infite sequence of 3s, except on empty string
	
	p = pMany1Rev(pItem)
	refute_parses(p, "").x
	assert_parses(p, " ", 			List(" "), 2).x
	assert_parses(p, " " &amp; chr(13),	List("\n", " "), 3).x
	assert_parses(p, "asdf",		List("f", "d", "s", "a"), 5).x
	
	p = pMany1Rev(pStr(" "))
	refute_parses(p, "").x
	assert_parses(p, " ", 			List(" "), 2).x
	assert_parses(p, " " &amp; chr(13),	List(" "), 2).x
	refute_parses(p, "asdf").x
	assert_parses(p, "  ",			List(" ", " "), 3).x
	assert_parses(p, "   ",			List(" ", " ", " "), 4).x
	assert_parses(p, " x ",			List(" "), 2).x
	assert_parses(p, " x  ",		List(" "), 2).x
	assert_parses(p, "  x ",		List(" ", " "), 3).x
	
	p = pMany1Rev(pDecDigit)
	refute_parses(p, "").x
	refute_parses(p, " ").x
	assert_parses(p, "1", 			List(1), 2).x
	assert_parses(p, "10 ", 		List(0, 1), 3).x
	assert_parses(p, "102345", 		List(5, 4, 3, 2, 0, 1),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asc"
	p = pSeq(Array(pFail), f)
	refute_parses(p, data).x
	
	f = "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